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499cm" style:rel-column-width="32761*"/>
    </style:style>
    <style:style style:name="Tableau2.B" style:family="table-column">
      <style:table-column-properties style:column-width="9.502cm" style:rel-column-width="32774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9.5cm" style:rel-column-width="32767*"/>
    </style:style>
    <style:style style:name="Tableau7.B" style:family="table-column">
      <style:table-column-properties style:column-width="9.5cm" style:rel-column-width="32768*"/>
    </style:style>
    <style:style style:name="Tableau7.A1" style:family="table-cell">
      <style:table-cell-properties fo:padding="0cm" fo:border="none"/>
    </style:style>
    <style:style style:name="Tableau4" style:family="table">
      <style:table-properties style:width="19.001cm" table:align="margins" fo:background-color="transparent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199cm" fo:border-left="1pt solid #000000" fo:border-right="none" fo:border-top="1pt solid #000000" fo:border-bottom="1pt solid #000000"/>
    </style:style>
    <style:style style:name="Tableau4.B1" style:family="table-cell">
      <style:table-cell-properties fo:padding="0.199cm" fo:border="1pt solid #000000"/>
    </style:style>
    <style:style style:name="Tableau4.2" style:family="table-row">
      <style:table-row-properties style:min-row-height="1.967cm"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4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4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5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" style:family="table">
      <style:table-properties style:width="19.001cm" table:align="margins" fo:background-color="transparent">
        <style:background-image/>
      </style:table-properties>
    </style:style>
    <style:style style:name="Tableau5.A" style:family="table-column">
      <style:table-column-properties style:column-width="9.5cm" style:rel-column-width="32767*"/>
    </style:style>
    <style:style style:name="Tableau5.B" style:family="table-column">
      <style:table-column-properties style:column-width="9.5cm" style:rel-column-width="32768*"/>
    </style:style>
    <style:style style:name="Tableau5.A1" style:family="table-cell">
      <style:table-cell-properties fo:padding="0.199cm" fo:border-left="1pt solid #000000" fo:border-right="none" fo:border-top="1pt solid #000000" fo:border-bottom="1pt solid #000000"/>
    </style:style>
    <style:style style:name="Tableau5.B1" style:family="table-cell">
      <style:table-cell-properties fo:padding="0.199cm" fo:border="1pt solid #000000"/>
    </style:style>
    <style:style style:name="Tableau5.2" style:family="table-row">
      <style:table-row-properties style:min-row-height="1.967cm" fo:background-color="transparent">
        <style:background-image/>
      </style:table-row-properties>
    </style:style>
    <style:style style:name="Tableau5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5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A1" style:family="table-cell">
      <style:table-cell-properties fo:padding="0cm" fo:border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2.374cm" style:rel-column-width="8191*"/>
    </style:style>
    <style:style style:name="Tableau8.H" style:family="table-column">
      <style:table-column-properties style:column-width="2.378cm" style:rel-column-width="819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9e7b6"/>
    </style:style>
    <style:style style:name="P3" style:family="paragraph" style:parent-style-name="Standard">
      <style:text-properties fo:font-size="18pt" officeooo:rsid="003cf1f2" officeooo:paragraph-rsid="007c0bfc"/>
    </style:style>
    <style:style style:name="P4" style:family="paragraph" style:parent-style-name="Standard">
      <style:text-properties fo:font-size="18pt" fo:font-weight="bold" officeooo:rsid="006af1b7" officeooo:paragraph-rsid="006af1b7" style:font-weight-asian="bold" style:font-weight-complex="bold"/>
    </style:style>
    <style:style style:name="P5" style:family="paragraph" style:parent-style-name="Standard">
      <style:text-properties fo:font-size="18pt" officeooo:rsid="0066cfef" officeooo:paragraph-rsid="0066cfef"/>
    </style:style>
    <style:style style:name="P6" style:family="paragraph" style:parent-style-name="Standard">
      <style:paragraph-properties fo:line-height="150%"/>
      <style:text-properties fo:font-size="18pt" officeooo:rsid="0066cfef" officeooo:paragraph-rsid="0066cfef"/>
    </style:style>
    <style:style style:name="P7" style:family="paragraph" style:parent-style-name="Standard">
      <style:paragraph-properties fo:line-height="150%"/>
      <style:text-properties fo:font-size="18pt" officeooo:rsid="0066cfef" officeooo:paragraph-rsid="00752bb2"/>
    </style:style>
    <style:style style:name="P8" style:family="paragraph" style:parent-style-name="Standard">
      <style:paragraph-properties fo:line-height="150%"/>
      <style:text-properties fo:font-size="18pt" officeooo:rsid="00681e42" officeooo:paragraph-rsid="00681e42"/>
    </style:style>
    <style:style style:name="P9" style:family="paragraph" style:parent-style-name="Standard">
      <style:paragraph-properties fo:line-height="150%"/>
      <style:text-properties fo:font-size="18pt" officeooo:rsid="00681e42" officeooo:paragraph-rsid="00752bb2"/>
    </style:style>
    <style:style style:name="P10" style:family="paragraph" style:parent-style-name="Standard">
      <style:paragraph-properties fo:line-height="150%"/>
      <style:text-properties fo:font-size="18pt" officeooo:rsid="00752bb2" officeooo:paragraph-rsid="00752bb2"/>
    </style:style>
    <style:style style:name="P11" style:family="paragraph" style:parent-style-name="Standard">
      <style:paragraph-properties fo:text-align="center" style:justify-single-word="false"/>
      <style:text-properties fo:font-size="18pt" officeooo:rsid="0068985f" officeooo:paragraph-rsid="0069e7b6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8c88ac" officeooo:paragraph-rsid="008c88ac"/>
    </style:style>
    <style:style style:name="P13" style:family="paragraph" style:parent-style-name="Standard">
      <style:paragraph-properties fo:line-height="150%"/>
      <style:text-properties officeooo:paragraph-rsid="00752bb2"/>
    </style:style>
    <style:style style:name="P14" style:family="paragraph" style:parent-style-name="Standard">
      <style:paragraph-properties fo:line-height="150%"/>
      <style:text-properties officeooo:paragraph-rsid="007c653b"/>
    </style:style>
    <style:style style:name="P15" style:family="paragraph" style:parent-style-name="Standard">
      <style:paragraph-properties fo:line-height="150%"/>
      <style:text-properties officeooo:paragraph-rsid="00918725"/>
    </style:style>
    <style:style style:name="P16" style:family="paragraph" style:parent-style-name="Standard">
      <style:paragraph-properties fo:line-height="150%"/>
      <style:text-properties officeooo:paragraph-rsid="00944c63"/>
    </style:style>
    <style:style style:name="P17" style:family="paragraph" style:parent-style-name="Standard">
      <style:text-properties fo:font-weight="bold" officeooo:paragraph-rsid="003cf1f2" style:font-weight-asian="bold" style:font-weight-complex="bold"/>
    </style:style>
    <style:style style:name="P18" style:family="paragraph" style:parent-style-name="Standard">
      <style:text-properties fo:font-weight="bold" officeooo:rsid="00840d47" officeooo:paragraph-rsid="00840d47" style:font-weight-asian="bold" style:font-weight-complex="bold"/>
    </style:style>
    <style:style style:name="P19" style:family="paragraph" style:parent-style-name="Standard">
      <style:text-properties fo:font-weight="bold" officeooo:rsid="00944c63" officeooo:paragraph-rsid="00944c63" style:font-weight-asian="bold" style:font-weight-complex="bold"/>
    </style:style>
    <style:style style:name="P20" style:family="paragraph" style:parent-style-name="Standard">
      <style:text-properties fo:font-weight="bold" officeooo:rsid="0098e573" officeooo:paragraph-rsid="0098e573" style:font-weight-asian="bold" style:font-weight-complex="bold"/>
    </style:style>
    <style:style style:name="P21" style:family="paragraph" style:parent-style-name="Standard">
      <style:text-properties fo:font-weight="bold" officeooo:rsid="00918725" officeooo:paragraph-rsid="00918725" style:font-weight-asian="bold" style:font-weight-complex="bold"/>
    </style:style>
    <style:style style:name="P22" style:family="paragraph" style:parent-style-name="Table_20_Contents">
      <style:text-properties fo:font-weight="bold" officeooo:rsid="008676a5" officeooo:paragraph-rsid="008676a5" style:font-weight-asian="bold" style:font-weight-complex="bold"/>
    </style:style>
    <style:style style:name="P23" style:family="paragraph" style:parent-style-name="Table_20_Contents">
      <style:text-properties fo:font-weight="bold" officeooo:rsid="008676a5" officeooo:paragraph-rsid="008c88ac" style:font-weight-asian="bold" style:font-weight-complex="bold"/>
    </style:style>
    <style:style style:name="P24" style:family="paragraph" style:parent-style-name="Standard">
      <style:paragraph-properties fo:line-height="150%"/>
      <style:text-properties officeooo:rsid="007a38a8" officeooo:paragraph-rsid="007a38a8"/>
    </style:style>
    <style:style style:name="P25" style:family="paragraph" style:parent-style-name="Standard">
      <style:text-properties officeooo:paragraph-rsid="00944c63"/>
    </style:style>
    <style:style style:name="P26" style:family="paragraph" style:parent-style-name="Standard">
      <style:text-properties officeooo:rsid="00851607" officeooo:paragraph-rsid="00851607"/>
    </style:style>
    <style:style style:name="P27" style:family="paragraph" style:parent-style-name="Table_20_Contents">
      <style:text-properties officeooo:rsid="00851607" officeooo:paragraph-rsid="00851607"/>
    </style:style>
    <style:style style:name="P28" style:family="paragraph" style:parent-style-name="Standard">
      <style:text-properties officeooo:rsid="00840d47" officeooo:paragraph-rsid="00840d47"/>
    </style:style>
    <style:style style:name="P29" style:family="paragraph" style:parent-style-name="Standard">
      <style:text-properties officeooo:paragraph-rsid="008676a5"/>
    </style:style>
    <style:style style:name="P30" style:family="paragraph" style:parent-style-name="Standard">
      <style:text-properties officeooo:rsid="008a3bb2" officeooo:paragraph-rsid="008a3bb2"/>
    </style:style>
    <style:style style:name="P31" style:family="paragraph" style:parent-style-name="Standard">
      <style:text-properties officeooo:paragraph-rsid="008c88ac"/>
    </style:style>
    <style:style style:name="P32" style:family="paragraph" style:parent-style-name="Table_20_Contents">
      <style:text-properties officeooo:paragraph-rsid="008c88ac"/>
    </style:style>
    <style:style style:name="P33" style:family="paragraph" style:parent-style-name="Standard">
      <style:text-properties style:use-window-font-color="true" loext:opacity="0%" style:font-name="Times New Roman1" fo:font-size="18pt" fo:font-weight="bold" officeooo:rsid="008e38fb" officeooo:paragraph-rsid="008e38fb" style:font-weight-asian="bold" style:font-weight-complex="bold"/>
    </style:style>
    <style:style style:name="P34" style:family="paragraph" style:parent-style-name="Standard">
      <style:text-properties style:use-window-font-color="true" loext:opacity="0%" style:font-name="Times New Roman1" fo:font-size="18pt" officeooo:rsid="0092cd06" officeooo:paragraph-rsid="0092cd06"/>
    </style:style>
    <style:style style:name="P35" style:family="paragraph" style:parent-style-name="Standard">
      <style:paragraph-properties fo:line-height="150%"/>
      <style:text-properties style:use-window-font-color="true" loext:opacity="0%" style:font-name="Times New Roman1" fo:font-size="18pt" officeooo:rsid="0092cd06" officeooo:paragraph-rsid="0092cd06"/>
    </style:style>
    <style:style style:name="P36" style:family="paragraph" style:parent-style-name="Standard">
      <style:text-properties style:use-window-font-color="true" loext:opacity="0%" style:font-name="Times New Roman1" fo:font-size="18pt" officeooo:rsid="008e38fb" officeooo:paragraph-rsid="009f0a8c"/>
    </style:style>
    <style:style style:name="P37" style:family="paragraph" style:parent-style-name="Standard">
      <style:text-properties style:use-window-font-color="true" loext:opacity="0%" style:font-name="Times New Roman1" fo:font-size="18pt" officeooo:rsid="00a379b9" officeooo:paragraph-rsid="00a379b9"/>
    </style:style>
    <style:style style:name="P38" style:family="paragraph" style:parent-style-name="Standard">
      <style:paragraph-properties fo:line-height="150%"/>
      <style:text-properties officeooo:rsid="00918725" officeooo:paragraph-rsid="00918725"/>
    </style:style>
    <style:style style:name="P39" style:family="paragraph" style:parent-style-name="Standard">
      <style:text-properties officeooo:rsid="00921d68"/>
    </style:style>
    <style:style style:name="P40" style:family="paragraph" style:parent-style-name="Standard">
      <style:paragraph-properties fo:line-height="150%"/>
      <style:text-properties officeooo:rsid="00921d68" officeooo:paragraph-rsid="00921d68"/>
    </style:style>
    <style:style style:name="P41" style:family="paragraph" style:parent-style-name="Standard">
      <style:text-properties officeooo:rsid="0093b026" officeooo:paragraph-rsid="0093b026"/>
    </style:style>
    <style:style style:name="P42" style:family="paragraph" style:parent-style-name="Standard">
      <style:paragraph-properties fo:line-height="150%"/>
      <style:text-properties officeooo:rsid="00944c63" officeooo:paragraph-rsid="00944c63"/>
    </style:style>
    <style:style style:name="P43" style:family="paragraph" style:parent-style-name="Standard">
      <style:text-properties officeooo:rsid="00944c63" officeooo:paragraph-rsid="00944c63"/>
    </style:style>
    <style:style style:name="P44" style:family="paragraph" style:parent-style-name="Standard">
      <style:text-properties officeooo:rsid="00962dff" officeooo:paragraph-rsid="00962dff"/>
    </style:style>
    <style:style style:name="P45" style:family="paragraph" style:parent-style-name="Standard">
      <style:text-properties officeooo:rsid="00977781" officeooo:paragraph-rsid="00977781"/>
    </style:style>
    <style:style style:name="P46" style:family="paragraph" style:parent-style-name="Standard">
      <style:paragraph-properties fo:line-height="150%"/>
      <style:text-properties officeooo:rsid="00978f98" officeooo:paragraph-rsid="00978f98"/>
    </style:style>
    <style:style style:name="P47" style:family="paragraph" style:parent-style-name="Standard">
      <style:text-properties officeooo:rsid="0098e573" officeooo:paragraph-rsid="0098e573"/>
    </style:style>
    <style:style style:name="P48" style:family="paragraph" style:parent-style-name="Table_20_Contents">
      <style:paragraph-properties fo:text-align="center" style:justify-single-word="false"/>
      <style:text-properties officeooo:rsid="0098e573" officeooo:paragraph-rsid="0098e573"/>
    </style:style>
    <style:style style:name="P49" style:family="paragraph" style:parent-style-name="Standard">
      <style:text-properties officeooo:paragraph-rsid="0098e573"/>
    </style:style>
    <style:style style:name="P50" style:family="paragraph" style:parent-style-name="Standard">
      <style:text-properties officeooo:paragraph-rsid="009da72e"/>
    </style:style>
    <style:style style:name="P51" style:family="paragraph" style:parent-style-name="Table_20_Contents">
      <style:text-properties officeooo:rsid="00883f55" officeooo:paragraph-rsid="00883f55"/>
    </style:style>
    <style:style style:name="P52" style:family="paragraph" style:parent-style-name="Table_20_Contents">
      <style:paragraph-properties fo:text-align="start" style:justify-single-word="false"/>
      <style:text-properties officeooo:rsid="00883f55" officeooo:paragraph-rsid="00883f55"/>
    </style:style>
    <style:style style:name="P53" style:family="paragraph" style:parent-style-name="Table_20_Contents">
      <style:paragraph-properties fo:text-align="start" style:justify-single-word="false"/>
      <style:text-properties officeooo:paragraph-rsid="00883f55"/>
    </style:style>
    <style:style style:name="P54" style:family="paragraph" style:parent-style-name="Table_20_Contents">
      <style:paragraph-properties fo:text-align="start" style:justify-single-word="false"/>
      <style:text-properties officeooo:paragraph-rsid="008c88ac"/>
    </style:style>
    <style:style style:name="P55" style:family="paragraph" style:parent-style-name="Table_20_Contents">
      <style:paragraph-properties fo:line-height="150%"/>
      <style:text-properties style:font-name="Times New Roman1" officeooo:rsid="0093b026" officeooo:paragraph-rsid="0093b026"/>
    </style:style>
    <style:style style:name="P56" style:family="paragraph" style:parent-style-name="Table_20_Contents">
      <style:paragraph-properties fo:line-height="150%"/>
      <style:text-properties style:font-name="Times New Roman1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fCours">
      <style:paragraph-properties fo:text-align="center" style:justify-single-word="false"/>
    </style:style>
    <style:style style:name="P5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cfef" officeooo:paragraph-rsid="0029ba73" style:font-size-asian="20pt" style:font-weight-asian="bold" style:font-size-complex="20pt" style:font-weight-complex="bold"/>
    </style:style>
    <style:style style:name="P60" style:family="paragraph" style:parent-style-name="Standard" style:list-style-name="tfPuce"/>
    <style:style style:name="P61" style:family="paragraph" style:parent-style-name="Standard" style:list-style-name="tfPuce">
      <style:text-properties officeooo:paragraph-rsid="00768bfd"/>
    </style:style>
    <style:style style:name="P62" style:family="paragraph" style:parent-style-name="Standard" style:list-style-name="tfPuce">
      <style:text-properties officeooo:paragraph-rsid="007f1639"/>
    </style:style>
    <style:style style:name="P63" style:family="paragraph" style:parent-style-name="Standard" style:list-style-name="tfPuce">
      <style:text-properties officeooo:paragraph-rsid="00944c63"/>
    </style:style>
    <style:style style:name="P64" style:family="paragraph" style:parent-style-name="tfCours" style:list-style-name="tfPuce"/>
    <style:style style:name="P65" style:family="paragraph" style:parent-style-name="tfCours" style:list-style-name="tfPuce">
      <loext:graphic-properties draw:fill="solid" draw:fill-color="#99cc99"/>
      <style:paragraph-properties fo:background-color="#99cc99"/>
    </style:style>
    <style:style style:name="P66" style:family="paragraph" style:parent-style-name="tfTitre_20_1_29_">
      <style:text-properties fo:font-variant="normal" fo:text-transform="none" style:font-name="Arial" fo:font-size="19pt" fo:font-style="normal" fo:font-weight="bold" officeooo:rsid="0066cfef" officeooo:paragraph-rsid="0066cfef" style:font-size-asian="13pt" style:font-weight-asian="bold" style:font-size-complex="13pt" style:font-weight-complex="bold"/>
    </style:style>
    <style:style style:name="P67" style:family="paragraph" style:parent-style-name="tfTitre_20_1_29_">
      <style:text-properties officeooo:paragraph-rsid="0066cfef"/>
    </style:style>
    <style:style style:name="P68" style:family="paragraph" style:parent-style-name="tfTitre_20_1_29_">
      <style:paragraph-properties fo:break-before="page"/>
    </style:style>
    <style:style style:name="P69" style:family="paragraph" style:parent-style-name="tfTitre_20_1_29_">
      <style:text-properties officeooo:paragraph-rsid="009f0a8c"/>
    </style:style>
    <style:style style:name="P70" style:family="paragraph" style:parent-style-name="tfTitre_20_I_29_">
      <style:text-properties fo:text-transform="uppercase" style:font-name="Arial1" fo:font-size="22pt" fo:font-style="italic" fo:font-weight="bold" officeooo:rsid="0066cfef" officeooo:paragraph-rsid="0066cfef" style:font-size-asian="20pt" style:font-weight-asian="bold" style:font-size-complex="20pt" style:font-weight-complex="bold"/>
    </style:style>
    <style:style style:name="P71" style:family="paragraph" style:parent-style-name="tfTitre_20_I_29_">
      <style:paragraph-properties fo:break-before="page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officeooo:rsid="003cf1f2"/>
    </style:style>
    <style:style style:name="T3" style:family="text">
      <style:text-properties fo:font-size="18pt" officeooo:rsid="0068985f"/>
    </style:style>
    <style:style style:name="T4" style:family="text">
      <style:text-properties fo:font-size="18pt" fo:font-style="italic" officeooo:rsid="003cf1f2" style:font-style-asian="italic" style:font-style-complex="italic"/>
    </style:style>
    <style:style style:name="T5" style:family="text">
      <style:text-properties fo:font-size="18pt" officeooo:rsid="006af1b7"/>
    </style:style>
    <style:style style:name="T6" style:family="text">
      <style:text-properties fo:font-size="18pt" officeooo:rsid="006cb3be"/>
    </style:style>
    <style:style style:name="T7" style:family="text">
      <style:text-properties fo:font-size="18pt" officeooo:rsid="007041cb"/>
    </style:style>
    <style:style style:name="T8" style:family="text">
      <style:text-properties fo:font-size="18pt" officeooo:rsid="0074b1cb"/>
    </style:style>
    <style:style style:name="T9" style:family="text">
      <style:text-properties fo:font-size="18pt" officeooo:rsid="00752bb2"/>
    </style:style>
    <style:style style:name="T10" style:family="text">
      <style:text-properties fo:font-size="18pt" officeooo:rsid="00768bfd"/>
    </style:style>
    <style:style style:name="T11" style:family="text">
      <style:text-properties fo:font-size="18pt" officeooo:rsid="007c653b"/>
    </style:style>
    <style:style style:name="T12" style:family="text">
      <style:text-properties fo:font-size="18pt" officeooo:rsid="007f1639"/>
    </style:style>
    <style:style style:name="T13" style:family="text">
      <style:text-properties fo:font-size="18pt" officeooo:rsid="0080f6f3"/>
    </style:style>
    <style:style style:name="T14" style:family="text">
      <style:text-properties fo:font-size="18pt" officeooo:rsid="00918725"/>
    </style:style>
    <style:style style:name="T15" style:family="text">
      <style:text-properties fo:font-size="18pt" officeooo:rsid="00968403"/>
    </style:style>
    <style:style style:name="T16" style:family="text">
      <style:text-properties fo:font-size="18pt" officeooo:rsid="00977781"/>
    </style:style>
    <style:style style:name="T17" style:family="text">
      <style:text-properties fo:font-size="18pt" officeooo:rsid="0098e573"/>
    </style:style>
    <style:style style:name="T18" style:family="text">
      <style:text-properties fo:font-size="18pt" officeooo:rsid="00a07e5a"/>
    </style:style>
    <style:style style:name="T19" style:family="text">
      <style:text-properties fo:font-size="18pt" officeooo:rsid="00a379b9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font-name="Times New Roman" officeooo:rsid="007f1639" style:font-name-asian="Times New Roman" style:font-name-complex="Times New Roman"/>
    </style:style>
    <style:style style:name="T22" style:family="text">
      <style:text-properties style:font-name="Times New Roman" style:font-name-asian="Times New Roman" style:font-name-complex="Times New Roman" loext:padding-left="0.199cm" loext:padding-right="0.199cm" loext:padding-top="0cm" loext:padding-bottom="0cm" loext:border="0.99pt solid #000000"/>
    </style:style>
    <style:style style:name="T23" style:family="text">
      <style:text-properties fo:font-variant="normal" fo:text-transform="none" style:font-name="Arial" fo:font-size="19pt" fo:font-style="normal" fo:font-weight="bold" officeooo:rsid="00768bf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style:font-name="Arial" fo:font-size="19pt" fo:font-style="normal" fo:font-weight="bold" officeooo:rsid="0066cfef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style:font-name="Arial" fo:font-size="19pt" fo:font-style="normal" fo:font-weight="bold" officeooo:rsid="008c88ac" style:font-size-asian="13pt" style:font-weight-asian="bold" style:font-size-complex="13pt" style:font-weight-complex="bold"/>
    </style:style>
    <style:style style:name="T26" style:family="text">
      <style:text-properties style:use-window-font-color="true" loext:opacity="0%" style:font-name="Times New Roman1" fo:font-size="18pt" officeooo:rsid="0092cd06"/>
    </style:style>
    <style:style style:name="T27" style:family="text">
      <style:text-properties style:use-window-font-color="true" loext:opacity="0%" style:font-name="Times New Roman1" fo:font-size="18pt" fo:font-style="italic" officeooo:rsid="0092cd06" style:font-style-asian="italic" style:font-style-complex="italic"/>
    </style:style>
    <style:style style:name="T28" style:family="text">
      <style:text-properties style:use-window-font-color="true" loext:opacity="0%" style:font-name="Times New Roman1" fo:font-size="18pt" officeooo:rsid="0096840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977781" style:font-style-asian="italic" style:font-style-complex="italic"/>
    </style:style>
    <style:style style:name="T32" style:family="text">
      <style:text-properties officeooo:rsid="006af1b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6cb3be"/>
    </style:style>
    <style:style style:name="T35" style:family="text">
      <style:text-properties officeooo:rsid="0072b9c8"/>
    </style:style>
    <style:style style:name="T36" style:family="text">
      <style:text-properties officeooo:rsid="007ab914"/>
    </style:style>
    <style:style style:name="T37" style:family="text">
      <style:text-properties officeooo:rsid="00804364"/>
    </style:style>
    <style:style style:name="T38" style:family="text">
      <style:text-properties officeooo:rsid="0080f6f3"/>
    </style:style>
    <style:style style:name="T39" style:family="text">
      <style:text-properties officeooo:rsid="00851607"/>
    </style:style>
    <style:style style:name="T40" style:family="text">
      <style:text-properties officeooo:rsid="00918725"/>
    </style:style>
    <style:style style:name="T41" style:family="text">
      <style:text-properties officeooo:rsid="00944c63"/>
    </style:style>
    <style:style style:name="T42" style:family="text">
      <style:text-properties officeooo:rsid="00977781"/>
    </style:style>
    <style:style style:name="T43" style:family="text">
      <style:text-properties style:font-name="OpenSymbol" officeooo:rsid="00977781" style:font-name-asian="OpenSymbol" style:font-name-complex="OpenSymbol"/>
    </style:style>
    <style:style style:name="T44" style:family="text">
      <style:text-properties officeooo:rsid="00978f98"/>
    </style:style>
    <style:style style:name="T45" style:family="text">
      <style:text-properties officeooo:rsid="0098e573"/>
    </style:style>
    <style:style style:name="T46" style:family="text">
      <style:text-properties officeooo:rsid="009da72e"/>
    </style:style>
    <style:style style:name="T47" style:family="text">
      <style:text-properties officeooo:rsid="009f0a8c"/>
    </style:style>
    <style:style style:name="T48" style:family="text">
      <style:text-properties officeooo:rsid="00a07e5a"/>
    </style:style>
    <style:style style:name="T49" style:family="text">
      <style:text-properties officeooo:rsid="00a20fa8"/>
    </style:style>
    <style:style style:name="T50" style:family="text">
      <style:text-properties fo:font-size="19pt" fo:font-weight="bold" officeooo:rsid="007f1639" style:font-size-asian="19pt" style:font-weight-asian="bold" style:font-size-complex="19pt" style:font-weight-complex="bold" loext:padding-left="0.199cm" loext:padding-right="0.199cm" loext:padding-top="0cm" loext:padding-bottom="0cm" loext:border="0.99pt solid #000000"/>
    </style:style>
    <style:style style:name="T51" style:family="text">
      <style:text-properties officeooo:rsid="007f1639"/>
    </style:style>
    <style:style style:name="T52" style:family="text">
      <style:text-properties officeooo:rsid="007f1639" loext:padding-left="0.199cm" loext:padding-right="0.199cm" loext:padding-top="0cm" loext:padding-bottom="0cm" loext:border="0.99pt solid #000000"/>
    </style:style>
    <style:style style:name="T53" style:family="text">
      <style:text-properties officeooo:rsid="00a379df"/>
    </style:style>
    <style:style style:name="T54" style:family="text">
      <style:text-properties officeooo:rsid="00ad5edc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padding-left="0.199cm" fo:padding-right="0.199cm" fo:padding-top="0cm" fo:padding-bottom="0cm" fo:border="0.99pt solid #000000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2.422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3.787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Puissances</text:p>
      <text:p text:style-name="Standard"/>
      <text:list xml:id="list3422135386" text:style-name="tfNum_20_I_29_">
        <text:list-item>
          <text:p text:style-name="P70">Définition</text:p>
        </text:list-item>
      </text:list>
      <text:list xml:id="list3132098827" text:style-name="tfNum_20_1_29_">
        <text:list-item>
          <text:p text:style-name="P66">Rappels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2" draw:name="Objet20" text:anchor-type="as-char" svg:y="-0.654cm" svg:width="1.282cm" svg:height="0.797cm" draw:z-index="17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9"><draw:frame draw:style-name="fr2" draw:name="Objet4" text:anchor-type="as-char" svg:y="-0.654cm" svg:width="2.062cm" svg:height="0.803cm" draw:z-index="23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<draw:frame draw:style-name="fr2" draw:name="Objet3" text:anchor-type="as-char" svg:y="-0.654cm" svg:width="1.242cm" svg:height="0.797cm" draw:z-index="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A1" office:value-type="string">
            <text:p text:style-name="P8">Si <text:span text:style-name="T30">a</text:span> est un nombre :</text:p>
            <text:p text:style-name="P6"><draw:frame draw:style-name="fr2" draw:name="Objet1" text:anchor-type="as-char" svg:y="-0.654cm" svg:width="1.279cm" svg:height="0.7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5"><draw:frame draw:style-name="fr2" draw:name="Objet2" text:anchor-type="as-char" svg:y="-0.654cm" svg:width="1.268cm" svg:height="0.797cm" draw:z-index="24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</table:table-row>
      </table:table>
      <text:p text:style-name="Standard"/>
      <text:p text:style-name="Standard"/>
      <text:list xml:id="list185949528739210" text:continue-numbering="true" text:style-name="tfNum_20_1_29_">
        <text:list-item>
          <text:p text:style-name="P67"><text:span text:style-name="T23">Cas</text:span><text:span text:style-name="T24"> général</text:span></text:p>
        </text:list-item>
      </text:list>
      <text:p text:style-name="tfCours"><text:span text:style-name="T3">S</text:span><text:span text:style-name="T2">oit </text:span><text:span text:style-name="T4">a</text:span><text:span text:style-name="T2"> un </text:span><text:span text:style-name="T3">nombre</text:span><text:span text:style-name="T2"> et </text:span><text:span text:style-name="T4">n</text:span><text:span text:style-name="T2"> un entier </text:span><text:span text:style-name="T3">strictement </text:span><text:span text:style-name="T2">positif,<text:line-break/>le produit de </text:span><text:span text:style-name="T4">n</text:span><text:span text:style-name="T2"> facteurs </text:span><text:span text:style-name="T7">tous </text:span><text:span text:style-name="T2">égaux à </text:span><text:span text:style-name="T4">a</text:span><text:span text:style-name="T2"> est noté : </text:span><text:span text:style-name="T2"><draw:frame draw:style-name="fr2" draw:name="Objet5" text:anchor-type="as-char" svg:y="-0.654cm" svg:width="0.75cm" svg:height="0.79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/>
      <text:p text:style-name="P11"><draw:frame draw:style-name="fr2" draw:name="Objet6" text:anchor-type="as-char" svg:y="-0.654cm" svg:width="5.461cm" svg:height="0.797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text:anchor-type="paragraph" draw:z-index="1" draw:name="Forme3" draw:style-name="gr2" draw:text-style-name="P73" svg:width="2.779cm" svg:height="0.795cm" svg:x="8.692cm" svg:y="0.52cm"><draw:text-box><text:p><text:span text:style-name="T55">n</text:span><text:span text:style-name="T56"> facteurs</text:span></text:p></draw:text-box></draw:frame><draw:custom-shape text:anchor-type="paragraph" draw:z-index="0" draw:name="Forme2" draw:style-name="gr3" draw:text-style-name="P72" svg:width="0.477cm" svg:height="3.996cm" draw:transform="rotate (1.5707963267949) translate (8.08919444444445cm 0.520347222222222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/>
      <text:p text:style-name="P4">Remarques :</text:p>
      <text:list xml:id="list1096867752" text:style-name="tfPuce">
        <text:list-item>
          <text:p text:style-name="P60"><draw:frame draw:style-name="fr2" draw:name="Objet15" text:anchor-type="as-char" svg:y="-0.654cm" svg:width="0.75cm" svg:height="0.797cm" draw:z-index="6"><draw:object xlink:href="./Object 15" xlink:type="simple" xlink:show="embed" xlink:actuate="onLoad"/><draw:image xlink:href="./ObjectReplacements/Object 15" xlink:type="simple" xlink:show="embed" xlink:actuate="onLoad"/></draw:frame><text:s/><text:span text:style-name="T5">se lit</text:span> « <text:span text:style-name="T30">a</text:span> exposant <text:span text:style-name="T30">n</text:span><text:span text:style-name="T33"> »</text:span> ou « <text:span text:style-name="T30">a</text:span> puissance <text:span text:style-name="T30">n</text:span> »</text:p>
        </text:list-item>
        <text:list-item>
          <text:p text:style-name="P61"><draw:frame draw:style-name="fr2" draw:name="Objet14" text:anchor-type="as-char" svg:y="-0.654cm" svg:width="0.748cm" svg:height="0.797cm" draw:z-index="7"><draw:object xlink:href="./Object 14" xlink:type="simple" xlink:show="embed" xlink:actuate="onLoad"/><draw:image xlink:href="./ObjectReplacements/Object 14" xlink:type="simple" xlink:show="embed" xlink:actuate="onLoad"/></draw:frame><text:s/>se lit aussi « <text:span text:style-name="T30">a</text:span> au carré » <text:span text:style-name="T35">et</text:span> <draw:frame draw:style-name="fr2" draw:name="Objet17" text:anchor-type="as-char" svg:y="-0.654cm" svg:width="0.737cm" svg:height="0.797cm" draw:z-index="8"><draw:object xlink:href="./Object 17" xlink:type="simple" xlink:show="embed" xlink:actuate="onLoad"/><draw:image xlink:href="./ObjectReplacements/Object 17" xlink:type="simple" xlink:show="embed" xlink:actuate="onLoad"/></draw:frame><text:s/>se lit aussi « <text:span text:style-name="T30">a</text:span> au cube ».</text:p>
        </text:list-item>
        <text:list-item>
          <text:p text:style-name="P61">Par convention, <text:span text:style-name="T46">on pose :</text:span> <draw:frame draw:style-name="fr2" draw:name="Objet13" text:anchor-type="as-char" svg:y="-0.654cm" svg:width="1.591cm" svg:height="0.79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2"><text:s text:c="4"/></text:span><text:span text:style-name="T34">(Attention </text:span><text:span text:style-name="T6"><draw:frame draw:style-name="fr2" draw:name="Objet16" text:anchor-type="as-char" svg:y="-0.654cm" svg:width="0.734cm" svg:height="0.797cm" draw:z-index="1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4"><text:s/>n’est pas </text:span><text:span text:style-name="T12">calculable</text:span><text:span text:style-name="T34">)</text:span></text:p>
        </text:list-item>
        <text:list-item>
          <text:p text:style-name="P61">Ne pas confondre <draw:frame draw:style-name="fr2" draw:name="Objet30" text:anchor-type="as-char" svg:y="-0.654cm" svg:width="0.748cm" svg:height="0.797cm" draw:z-index="11"><draw:object xlink:href="./Object 25" xlink:type="simple" xlink:show="embed" xlink:actuate="onLoad"/><draw:image xlink:href="./ObjectReplacements/Object 25" xlink:type="simple" xlink:show="embed" xlink:actuate="onLoad"/></draw:frame><text:span text:style-name="T36"><text:s/>et </text:span><text:span text:style-name="T36"><draw:frame draw:style-name="fr2" draw:name="Objet31" text:anchor-type="as-char" svg:y="-0.564cm" svg:width="0.947cm" svg:height="0.707cm" draw:z-index="12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 :</text:span> <text:s/><draw:frame draw:style-name="fr2" draw:name="Objet24" text:anchor-type="as-char" svg:y="-0.654cm" svg:width="2.498cm" svg:height="0.797cm" draw:z-index="26"><draw:object xlink:href="./Object 19" xlink:type="simple" xlink:show="embed" xlink:actuate="onLoad"/><draw:image xlink:href="./ObjectReplacements/Object 19" xlink:type="simple" xlink:show="embed" xlink:actuate="onLoad"/></draw:frame><text:s/>et <draw:frame draw:style-name="fr2" draw:name="Objet25" text:anchor-type="as-char" svg:y="-0.564cm" svg:width="2.604cm" svg:height="0.707cm" draw:z-index="13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62"><text:span text:style-name="T51">Sur l</text:span><text:span text:style-name="T19">a</text:span><text:span text:style-name="T51"> calculatrice, </text:span><text:span text:style-name="T37">chercher la </text:span><text:span text:style-name="T51">touche : <text:s/></text:span><text:span text:style-name="T52"><text:s/></text:span><text:span text:style-name="T50">^</text:span><text:span text:style-name="T52"> </text:span><text:span text:style-name="T51">, <text:s/></text:span><text:span text:style-name="T51"><draw:frame draw:style-name="fr3" draw:name="Objet33" text:anchor-type="as-char" svg:y="-0.654cm" svg:width="1.265cm" svg:height="0.868cm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 text:c="2"/>ou <text:s/></text:span><text:span text:style-name="T21"><draw:frame draw:style-name="fr3" draw:name="Objet34" text:anchor-type="as-char" svg:y="-0.654cm" svg:width="1.259cm" svg:height="0.868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</text:list>
      <text:p text:style-name="P3"/>
      <text:p text:style-name="P17">Ex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<text:span text:style-name="T2">A = </text:span><text:span text:style-name="T8"><draw:frame draw:style-name="fr2" draw:name="Objet18" text:anchor-type="as-char" svg:y="-0.654cm" svg:width="1.505cm" svg:height="0.803cm" draw:z-index="1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"><text:s/>= </text:span><text:span text:style-name="T2"><draw:frame draw:style-name="fr4" draw:name="Objet27" text:anchor-type="as-char" svg:y="-0.57cm" svg:width="3.921cm" svg:height="0.716cm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9"><text:s/>= </text:span></text:p>
            <text:p text:style-name="P24"><text:span text:style-name="T9">B </text:span><text:span text:style-name="T1">= </text:span><text:span text:style-name="T1"><draw:frame draw:style-name="fr2" draw:name="Objet29" text:anchor-type="as-char" svg:y="-0.654cm" svg:width="1.242cm" svg:height="0.797cm" draw:z-index="35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=</text:span></text:p>
            <text:p text:style-name="P13"><text:span text:style-name="T11">C</text:span><text:span text:style-name="T9"> = </text:span><text:span text:style-name="T9"><draw:frame draw:style-name="fr2" draw:name="Objet19" text:anchor-type="as-char" svg:y="-0.654cm" svg:width="1.496cm" svg:height="0.803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"><text:s/>=</text:span></text:p>
          </table:table-cell>
          <table:table-cell table:style-name="Tableau2.A1" office:value-type="string">
            <text:p text:style-name="P15"><text:span text:style-name="T11">D</text:span><text:span text:style-name="T9"> = </text:span><text:span text:style-name="T9"><draw:frame draw:style-name="fr2" draw:name="Objet21" text:anchor-type="as-char" svg:y="-0.654cm" svg:width="1.198cm" svg:height="0.797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<text:s/>=</text:span></text:p>
            <text:p text:style-name="P15"><text:span text:style-name="T11">E</text:span><text:span text:style-name="T9"> = </text:span><text:span text:style-name="T9"><draw:frame draw:style-name="fr2" draw:name="Objet22" text:anchor-type="as-char" svg:y="-0.654cm" svg:width="1.189cm" svg:height="0.797cm" draw:z-index="3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"><text:s/>=</text:span></text:p>
            <text:p text:style-name="P14"><text:span text:style-name="T11">H</text:span><text:span text:style-name="T9"> = </text:span><text:span text:style-name="T9"><draw:frame draw:style-name="fr2" draw:name="Objet23" text:anchor-type="as-char" svg:y="-1.042cm" svg:width="1.443cm" svg:height="1.644cm" draw:z-index="42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s/>=</text:span></text:p>
          </table:table-cell>
        </table:table-row>
      </table:table>
      <text:p text:style-name="Standard"/>
      <text:list xml:id="list185949379964749" text:continue-list="list185949528739210" text:style-name="tfNum_20_1_29_">
        <text:list-item>
          <text:p text:style-name="P68">P<text:span text:style-name="T38">riorité</text:span><text:span text:style-name="T39">s</text:span><text:span text:style-name="T38"> </text:span><text:span text:style-name="T39">entre les </text:span><text:span text:style-name="T38">opérat</text:span><text:span text:style-name="T39">ions</text:span></text:p>
        </text:list-item>
      </text:list>
      <text:p text:style-name="tfCours"><text:span text:style-name="T13">Dans </text:span>une expression, <text:span text:style-name="T38">les calculs à faire en premier sont</text:span> dans l’ordre :</text:p>
      <text:list xml:id="list185951103353149" text:continue-list="list1096867752" text:style-name="tfPuce">
        <text:list-item>
          <text:p text:style-name="P64">les calculs situés dans les parenthèses les plus intérieur<text:span text:style-name="T38">es</text:span>,</text:p>
        </text:list-item>
        <text:list-item>
          <text:p text:style-name="P65"/>
        </text:list-item>
        <text:list-item>
          <text:p text:style-name="P64">les multiplications et les divisions,</text:p>
        </text:list-item>
        <text:list-item>
          <text:p text:style-name="P64">les additions et les soustractions.</text:p>
        </text:list-item>
      </text:list>
      <text:p text:style-name="tfCours"/>
      <text:p text:style-name="tfCours">Quand <text:span text:style-name="T13">d</text:span>es opérations ont le même ordre de priorité, on effectue le calcul de gauche à droite.</text:p>
      <text:p text:style-name="P26"/>
      <text:p text:style-name="Standard"/>
      <text:p text:style-name="P18">Ex 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7">A = <draw:frame draw:style-name="fr2" draw:name="Objet35" text:anchor-type="as-char" svg:y="-0.654cm" svg:width="1.58cm" svg:height="0.797cm" draw:z-index="4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3.A1" office:value-type="string">
            <text:p text:style-name="Table_20_Contents"><text:span text:style-name="T39">B = </text:span><text:span text:style-name="T39"><draw:frame draw:style-name="fr1" draw:name="Objet28" text:anchor-type="as-char" svg:y="-0.66cm" svg:width="4.092cm" svg:height="0.808cm" draw:z-index="74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au3.A1" office:value-type="string">
            <text:p text:style-name="P27">C = <draw:frame draw:style-name="fr2" draw:name="Objet36" text:anchor-type="as-char" svg:y="-0.654cm" svg:width="3.671cm" svg:height="0.803cm" draw:z-index="18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85950110075528" text:continue-list="list185949379964749" text:style-name="tfNum_20_1_29_">
        <text:list-item>
          <text:p text:style-name="tfTitre_20_1_29_">Puissances et signes</text:p>
        </text:list-item>
      </text:list>
      <text:p text:style-name="P21">Ex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8">A = <draw:frame draw:style-name="fr2" draw:name="Objet12" text:anchor-type="as-char" svg:y="-0.654cm" svg:width="1.519cm" svg:height="0.803cm" draw:z-index="47"><draw:object xlink:href="./Object 62" xlink:type="simple" xlink:show="embed" xlink:actuate="onLoad"/><draw:image xlink:href="./ObjectReplacements/Object 62" xlink:type="simple" xlink:show="embed" xlink:actuate="onLoad"/><svg:desc>formule</svg:desc></draw:frame><text:s/>=</text:p>
            <text:p text:style-name="P15"><text:span text:style-name="T14">C</text:span><text:span text:style-name="T40"> = </text:span><text:span text:style-name="T40"><draw:frame draw:style-name="fr2" draw:name="Objet32" text:anchor-type="as-char" svg:y="-0.654cm" svg:width="1.522cm" svg:height="0.803cm" draw:z-index="4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0"><text:s/>=</text:span></text:p>
            <text:p text:style-name="P15"><text:span text:style-name="T14">E</text:span><text:span text:style-name="T40"> = </text:span><text:span text:style-name="T40"><draw:frame draw:style-name="fr2" draw:name="Objet46" text:anchor-type="as-char" svg:y="-0.654cm" svg:width="1.526cm" svg:height="0.803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40"><text:s/>=</text:span></text:p>
            <text:p text:style-name="P40">G = <draw:frame draw:style-name="fr2" draw:name="Objet48" text:anchor-type="as-char" svg:y="-0.654cm" svg:width="2.071cm" svg:height="0.803cm" draw:z-index="50"><draw:object xlink:href="./Object 26" xlink:type="simple" xlink:show="embed" xlink:actuate="onLoad"/><draw:image xlink:href="./ObjectReplacements/Object 26" xlink:type="simple" xlink:show="embed" xlink:actuate="onLoad"/><svg:desc>formule</svg:desc></draw:frame><text:s/>= </text:p>
          </table:table-cell>
          <table:table-cell table:style-name="Tableau7.A1" office:value-type="string">
            <text:p text:style-name="P16"><text:span text:style-name="T14">B</text:span><text:span text:style-name="T40"> = </text:span><text:span text:style-name="T40"><draw:frame draw:style-name="fr2" draw:name="Objet26" text:anchor-type="as-char" svg:y="-0.654cm" svg:width="1.508cm" svg:height="0.803cm" draw:z-index="5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40"><text:s/>=</text:span></text:p>
            <text:p text:style-name="P16"><text:span text:style-name="T14">D = </text:span><text:span text:style-name="T14"><draw:frame draw:style-name="fr2" draw:name="Objet45" text:anchor-type="as-char" svg:y="-0.654cm" svg:width="1.512cm" svg:height="0.803cm" draw:z-index="5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4"><text:s/>=</text:span></text:p>
            <text:p text:style-name="P15"><text:span text:style-name="T14">F</text:span><text:span text:style-name="T40"> = </text:span><text:span text:style-name="T40"><draw:frame draw:style-name="fr2" draw:name="Objet47" text:anchor-type="as-char" svg:y="-0.654cm" svg:width="1.508cm" svg:height="0.803cm" draw:z-index="5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0"><text:s/>=</text:span></text:p>
          </table:table-cell>
        </table:table-row>
      </table:table>
      <text:p text:style-name="P39"/>
      <text:p text:style-name="P50">Un nombre négatif élevé à une puissance paire est toujours</text:p>
      <text:p text:style-name="P50">Un nombre négatif élevé à une puissance impaire est toujours</text:p>
      <text:list xml:id="list185949748791467" text:continue-list="list3422135386" text:style-name="tfNum_20_I_29_">
        <text:list-item>
          <text:p text:style-name="P71">Propriétés</text:p>
        </text:list-item>
      </text:list>
      <text:list xml:id="list185949367466708" text:continue-list="list185950110075528" text:style-name="tfNum_20_1_29_">
        <text:list-item text:start-value="1">
          <text:p text:style-name="tfTitre_20_1_29_">Puissances d’un même nombre</text:p>
        </text:list-item>
      </text:list>
      <text:p text:style-name="P29"><text:span text:style-name="T30">a</text:span> étant un nombre non nul, <text:span text:style-name="T30">m</text:span> et <text:span text:style-name="T30">n</text:span> étant des entiers relatifs, on a les règles de calcul suivantes :</text:p>
      <text:p text:style-name="P2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Règle</text:p>
          </table:table-cell>
          <table:table-cell table:style-name="Tableau4.B1" office:value-type="string">
            <text:p text:style-name="P22">Exemple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2" draw:name="Objet41" text:anchor-type="as-char" svg:y="-0.654cm" svg:width="2.443cm" svg:height="0.797cm" draw:z-index="5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4.B2" office:value-type="string">
            <text:p text:style-name="P53"><draw:frame draw:style-name="fr2" draw:name="Objet37" text:anchor-type="as-char" svg:y="-0.654cm" svg:width="8.417cm" svg:height="0.797cm" draw:z-index="1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2" draw:name="Objet42" text:anchor-type="as-char" svg:y="-1.042cm" svg:width="1.616cm" svg:height="1.73cm" draw:z-index="6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4.B2" office:value-type="string">
            <text:p text:style-name="P53"><draw:frame draw:style-name="fr2" draw:name="Objet38" text:anchor-type="as-char" svg:y="-1.042cm" svg:width="6.219cm" svg:height="1.73cm" draw:z-index="20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2" draw:name="Objet43" text:anchor-type="as-char" svg:y="-0.953cm" svg:width="1.533cm" svg:height="1.64cm" draw:z-index="6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4.B2" office:value-type="string">
            <text:p text:style-name="P52"><draw:frame draw:style-name="fr2" draw:name="Objet39" text:anchor-type="as-char" svg:y="-1.042cm" svg:width="5.195cm" svg:height="1.73cm" draw:z-index="21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2" draw:name="Objet44" text:anchor-type="as-char" svg:y="-0.734cm" svg:width="1.884cm" svg:height="0.88cm" draw:z-index="6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4.B5" office:value-type="string">
            <text:p text:style-name="P52"><draw:frame draw:style-name="fr2" draw:name="Objet40" text:anchor-type="as-char" svg:y="-0.734cm" svg:width="9.019cm" svg:height="0.88cm" draw:z-index="2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29"/>
      <text:p text:style-name="P29"/>
      <text:list xml:id="list185950518330850" text:continue-numbering="true" text:style-name="tfNum_20_1_29_">
        <text:list-item>
          <text:p text:style-name="tfTitre_20_1_29_">Puissances d<text:span text:style-name="T25">e même exposant</text:span></text:p>
        </text:list-item>
      </text:list>
      <text:p text:style-name="P30"><text:span text:style-name="T30">a</text:span> et <text:span text:style-name="T30">b</text:span> étant deux nombres non nuls, <text:span text:style-name="T30">n</text:span> étant un entier relatif :</text:p>
      <text:p text:style-name="P3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">Règle</text:p>
          </table:table-cell>
          <table:table-cell table:style-name="Tableau5.B1" office:value-type="string">
            <text:p text:style-name="P23">Exemple</text:p>
          </table:table-cell>
        </table:table-row>
        <table:table-row table:style-name="Tableau5.2">
          <table:table-cell table:style-name="Tableau5.A2" office:value-type="string">
            <text:p text:style-name="P32"><draw:frame draw:style-name="fr2" draw:name="Objet7" text:anchor-type="as-char" svg:y="-0.654cm" svg:width="2.358cm" svg:height="0.797cm" draw:z-index="2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5.B2" office:value-type="string">
            <text:p text:style-name="P54"><draw:frame draw:style-name="fr2" draw:name="Objet8" text:anchor-type="as-char" svg:y="-0.654cm" svg:width="7.378cm" svg:height="0.803cm" draw:z-index="2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au5.2">
          <table:table-cell table:style-name="Tableau5.A2" office:value-type="string">
            <text:p text:style-name="P32"><draw:frame draw:style-name="fr2" draw:name="Objet9" text:anchor-type="as-char" svg:y="-1.042cm" svg:width="1.533cm" svg:height="1.73cm" draw:z-index="2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5.B3" office:value-type="string">
            <text:p text:style-name="P12"><draw:frame draw:style-name="fr2" draw:name="Objet10" text:anchor-type="as-char" svg:y="-1.042cm" svg:width="5.593cm" svg:height="1.73cm" draw:z-index="3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</table:table>
      <text:p text:style-name="P31"/>
      <text:p text:style-name="P33">Attention :</text:p>
      <text:p text:style-name="P36">Il n’y a hélas pas de règle avec <draw:frame draw:style-name="fr2" draw:name="Objet11" text:anchor-type="as-char" svg:y="-0.654cm" svg:width="1.732cm" svg:height="0.797cm" draw:z-index="64"><draw:object xlink:href="./Object 11" xlink:type="simple" xlink:show="embed" xlink:actuate="onLoad"/><draw:image xlink:href="./ObjectReplacements/Object 11" xlink:type="simple" xlink:show="embed" xlink:actuate="onLoad"/></draw:frame><text:s/><text:span text:style-name="T47">ou </text:span><text:span text:style-name="T47"><draw:frame draw:style-name="fr2" draw:name="Objet69" text:anchor-type="as-char" svg:y="-0.654cm" svg:width="1.827cm" svg:height="0.797cm" draw:z-index="65"><draw:object xlink:href="./Object 69" xlink:type="simple" xlink:show="embed" xlink:actuate="onLoad"/><draw:image xlink:href="./ObjectReplacements/Object 69" xlink:type="simple" xlink:show="embed" xlink:actuate="onLoad"/></draw:frame></text:span> !</text:p>
      <text:list xml:id="list185950419033922" text:continue-list="list185949748791467" text:style-name="tfNum_20_I_29_">
        <text:list-item>
          <text:p text:style-name="P71">Puissances de 10</text:p>
        </text:list-item>
      </text:list>
      <text:list xml:id="list185950528604007" text:continue-list="list185950518330850" text:style-name="tfNum_20_1_29_">
        <text:list-item text:start-value="1">
          <text:p text:style-name="tfTitre_20_1_29_">Première approche</text:p>
        </text:list-item>
      </text:list>
      <text:p text:style-name="P41"><text:span text:style-name="T30">n</text:span> étant un entier positif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<draw:frame draw:style-name="fr2" draw:name="Objet49" text:anchor-type="as-char" svg:y="-0.654cm" svg:width="1.573cm" svg:height="0.797cm" draw:z-index="6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35"><draw:frame draw:style-name="fr2" draw:name="Objet50" text:anchor-type="as-char" svg:y="-0.654cm" svg:width="1.565cm" svg:height="0.797cm" draw:z-index="67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<text:p text:style-name="P35"><draw:frame draw:style-name="fr2" draw:name="Objet51" text:anchor-type="as-char" svg:y="-0.654cm" svg:width="1.577cm" svg:height="0.797cm" draw:z-index="68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<text:p text:style-name="P35"><draw:frame draw:style-name="fr2" draw:name="Objet52" text:anchor-type="as-char" svg:y="-0.654cm" svg:width="1.566cm" svg:height="0.797cm" draw:z-index="6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<text:p text:style-name="P35"/>
            <text:p text:style-name="P35"><draw:custom-shape text:anchor-type="paragraph" draw:z-index="5" draw:name="Forme2_0" draw:style-name="gr1" draw:text-style-name="P72" svg:width="0.477cm" svg:height="2.641cm" draw:transform="rotate (1.5707963267949) translate (1.95086111111111cm 1.25941666666667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2" draw:name="Objet53" text:anchor-type="as-char" svg:y="-0.654cm" svg:width="1.579cm" svg:height="0.797cm" draw:z-index="32"><draw:object xlink:href="./Object 54" xlink:type="simple" xlink:show="embed" xlink:actuate="onLoad"/><draw:image xlink:href="./ObjectReplacements/Object 54" xlink:type="simple" xlink:show="embed" xlink:actuate="onLoad"/><svg:desc>formule</svg:desc></draw:frame>100…….00</text:p>
            <text:p text:style-name="P35"/>
          </table:table-cell>
          <table:table-cell table:style-name="Tableau6.A1" office:value-type="string">
            <text:p text:style-name="P56"/>
            <text:p text:style-name="P56"><draw:frame draw:style-name="fr2" draw:name="Objet54" text:anchor-type="as-char" svg:y="-0.654cm" svg:width="1.85cm" svg:height="0.797cm" draw:z-index="38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55"><draw:frame draw:style-name="fr2" draw:name="Objet55" text:anchor-type="as-char" svg:y="-0.654cm" svg:width="1.863cm" svg:height="0.797cm" draw:z-index="39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55"><draw:frame draw:style-name="fr2" draw:name="Objet56" text:anchor-type="as-char" svg:y="-0.654cm" svg:width="1.854cm" svg:height="0.797cm" draw:z-index="40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55"/>
            <text:p text:style-name="P55"><draw:custom-shape text:anchor-type="paragraph" draw:z-index="16" draw:name="Forme2_1" draw:style-name="gr1" draw:text-style-name="P72" svg:width="0.477cm" svg:height="2.641cm" draw:transform="rotate (1.5707963267949) translate (2.00201388888889cm 1.26823611111111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2" draw:name="Objet57" text:anchor-type="as-char" svg:y="-0.654cm" svg:width="1.864cm" svg:height="0.797cm" draw:z-index="41"><draw:object xlink:href="./Object 52" xlink:type="simple" xlink:show="embed" xlink:actuate="onLoad"/><draw:image xlink:href="./ObjectReplacements/Object 52" xlink:type="simple" xlink:show="embed" xlink:actuate="onLoad"/></draw:frame>0,00…….01</text:p>
          </table:table-cell>
        </table:table-row>
      </table:table>
      <text:p text:style-name="P34"/>
      <text:p text:style-name="P37"><text:span text:style-name="T51">Sur l</text:span>a<text:span text:style-name="T51"> calculatrice, </text:span><text:span text:style-name="T37">chercher la </text:span><text:span text:style-name="T51">touche : <text:s/></text:span><text:span text:style-name="T51"><draw:frame draw:style-name="fr3" draw:name="Objet70" text:anchor-type="as-char" svg:y="-0.69cm" svg:width="1.528cm" svg:height="0.868cm" draw:z-index="70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51"><text:s text:c="2"/>ou <text:s/></text:span><text:span text:style-name="T21"><draw:frame draw:style-name="fr3" draw:name="Objet71" text:anchor-type="as-char" svg:y="-0.69cm" svg:width="1.54cm" svg:height="0.868cm" draw:z-index="7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"><text:s text:c="2"/></text:span><text:span text:style-name="T20">ou <text:s/></text:span><text:span text:style-name="T22">EE</text:span></text:p>
      <text:p text:style-name="P34"/>
      <text:p text:style-name="P34"/>
      <text:list xml:id="list185949496612485" text:continue-numbering="true" text:style-name="tfNum_20_1_29_">
        <text:list-item>
          <text:p text:style-name="tfTitre_20_1_29_">Propriét<text:span text:style-name="T41">é</text:span><text:span text:style-name="T49">s</text:span> :</text:p>
        </text:list-item>
      </text:list>
      <text:list xml:id="list185950828341312" text:continue-list="list185951103353149" text:style-name="tfPuce">
        <text:list-item>
          <text:p text:style-name="P63"><text:span text:style-name="T26">Multiplier un nombre par </text:span><text:span text:style-name="T26"><draw:frame draw:style-name="fr2" draw:name="Objet58" text:anchor-type="as-char" svg:y="-0.654cm" svg:width="1.048cm" svg:height="0.797cm" draw:z-index="43"><draw:object xlink:href="./Object 53" xlink:type="simple" xlink:show="embed" xlink:actuate="onLoad"/><draw:image xlink:href="./ObjectReplacements/Object 53" xlink:type="simple" xlink:show="embed" xlink:actuate="onLoad"/></draw:frame></text:span><text:span text:style-name="T26"><text:s/>revient à décaler la virgule de </text:span><text:span text:style-name="T27">n</text:span><text:span text:style-name="T26"> </text:span><text:span text:style-name="T28">chiffres</text:span><text:span text:style-name="T26"> vers la droite.</text:span></text:p>
        </text:list-item>
        <text:list-item>
          <text:p text:style-name="P63">Multiplier un nombre par <draw:frame draw:style-name="fr2" draw:name="Objet59" text:anchor-type="as-char" svg:y="-0.654cm" svg:width="1.318cm" svg:height="0.797cm" draw:z-index="44"><draw:object xlink:href="./Object 59" xlink:type="simple" xlink:show="embed" xlink:actuate="onLoad"/><draw:image xlink:href="./ObjectReplacements/Object 59" xlink:type="simple" xlink:show="embed" xlink:actuate="onLoad"/></draw:frame><text:s/>revient à le diviser par <draw:frame draw:style-name="fr2" draw:name="Objet60" text:anchor-type="as-char" svg:y="-0.654cm" svg:width="1.048cm" svg:height="0.797cm" draw:z-index="45"><draw:object xlink:href="./Object 60" xlink:type="simple" xlink:show="embed" xlink:actuate="onLoad"/><draw:image xlink:href="./ObjectReplacements/Object 60" xlink:type="simple" xlink:show="embed" xlink:actuate="onLoad"/></draw:frame><text:s/><text:span text:style-name="T41">et </text:span>donc à décaler la virgule de <text:span text:style-name="T30">n</text:span> <text:span text:style-name="T15">chiffre</text:span>s vers la gauche.</text:p>
        </text:list-item>
      </text:list>
      <text:p text:style-name="P25"/>
      <text:p text:style-name="P19">Ex :</text:p>
      <text:p text:style-name="P42">A = <draw:frame draw:style-name="fr2" draw:name="Objet62" text:anchor-type="as-char" svg:y="-0.654cm" svg:width="3.632cm" svg:height="0.797cm" draw:z-index="72"><draw:object xlink:href="./Object 48" xlink:type="simple" xlink:show="embed" xlink:actuate="onLoad"/><draw:image xlink:href="./ObjectReplacements/Object 48" xlink:type="simple" xlink:show="embed" xlink:actuate="onLoad"/></draw:frame><text:s/>=</text:p>
      <text:p text:style-name="P44">B = <draw:frame draw:style-name="fr2" draw:name="Objet61" text:anchor-type="as-char" svg:y="-0.654cm" svg:width="3.932cm" svg:height="0.797cm" draw:z-index="53"><draw:object xlink:href="./Object 18" xlink:type="simple" xlink:show="embed" xlink:actuate="onLoad"/><draw:image xlink:href="./ObjectReplacements/Object 18" xlink:type="simple" xlink:show="embed" xlink:actuate="onLoad"/></draw:frame><text:s/>=</text:p>
      <text:p text:style-name="P43"/>
      <text:list xml:id="list185950304100225" text:continue-list="list185949496612485" text:style-name="tfNum_20_1_29_">
        <text:list-item>
          <text:p text:style-name="P68">Notation scientifique</text:p>
        </text:list-item>
      </text:list>
      <text:p text:style-name="P20">Définition :</text:p>
      <text:p text:style-name="tfCours">La notation scientifique d’un nombre est son écriture sous la forme :</text:p>
      <text:p text:style-name="P58"><text:span text:style-name="T42"><draw:frame draw:style-name="fr2" draw:name="Objet63" text:anchor-type="as-char" svg:y="-0.654cm" svg:width="1.923cm" svg:height="0.797cm" draw:z-index="55"><draw:object xlink:href="./Object 61" xlink:type="simple" xlink:show="embed" xlink:actuate="onLoad"/><draw:image xlink:href="./ObjectReplacements/Object 61" xlink:type="simple" xlink:show="embed" xlink:actuate="onLoad"/></draw:frame></text:span><text:span text:style-name="T42"><text:s/></text:span><text:span text:style-name="T44">avec</text:span><text:span text:style-name="T42"> </text:span><text:span text:style-name="T16">1</text:span><text:span text:style-name="T43"></text:span><text:span text:style-name="T31">a</text:span><text:span text:style-name="T42">&lt;10</text:span></text:p>
      <text:p text:style-name="Standard"/>
      <text:p text:style-name="Standard"/>
      <text:p text:style-name="P45"><text:span text:style-name="T29">Ex :</text:span> Donner la notation scientifique des nombres suivants :</text:p>
      <text:p text:style-name="P46">230 000 000 = </text:p>
      <text:p text:style-name="P46">0,00010123 = </text:p>
      <text:p text:style-name="P46">34,1 = </text:p>
      <text:p text:style-name="P46"><draw:frame draw:style-name="fr2" draw:name="Objet64" text:anchor-type="as-char" svg:y="-0.654cm" svg:width="3.044cm" svg:height="0.797cm" draw:z-index="56"><draw:object xlink:href="./Object 63" xlink:type="simple" xlink:show="embed" xlink:actuate="onLoad"/><draw:image xlink:href="./ObjectReplacements/Object 63" xlink:type="simple" xlink:show="embed" xlink:actuate="onLoad"/></draw:frame><text:s/>= </text:p>
      <text:p text:style-name="P47"/>
      <text:p text:style-name="P47"/>
      <text:p text:style-name="P20">Remarque :</text:p>
      <text:p text:style-name="P49"><text:span text:style-name="T53">Écrire</text:span><text:span text:style-name="T48"> des nombres en</text:span><text:span text:style-name="T45"> notation scientifique permet </text:span><text:span text:style-name="T18">de </text:span><text:span text:style-name="T45">les co</text:span><text:span text:style-name="T48">m</text:span><text:span text:style-name="T45">parer facilem</text:span><text:span text:style-name="T48">ent en</text:span><text:span text:style-name="T45"> me</text:span><text:span text:style-name="T48">t</text:span><text:span text:style-name="T45">t</text:span><text:span text:style-name="T48">ant</text:span><text:span text:style-name="T45"> en évidence </text:span><text:span text:style-name="T18">leurs</text:span><text:span text:style-name="T45"> ordre</text:span><text:span text:style-name="T48">s</text:span><text:span text:style-name="T45"> de grandeur. C</text:span><text:span text:style-name="T18">ette</text:span><text:span text:style-name="T45"> </text:span><text:span text:style-name="T17">notation</text:span><text:span text:style-name="T45"> </text:span><text:span text:style-name="T48">est </text:span><text:span text:style-name="T45">très utilisée en physique.</text:span></text:p>
      <text:p text:style-name="P49"/>
      <text:p text:style-name="P49"/>
      <text:list xml:id="list185951148082104" text:continue-numbering="true" text:style-name="tfNum_20_1_29_">
        <text:list-item>
          <text:p text:style-name="P69">Puissances de 10 et unités :</text:p>
        </text:list-item>
      </text:list>
      <table:table table:name="Tableau8" table:style-name="Tableau8">
        <table:table-column table:style-name="Tableau8.A" table:number-columns-repeated="7"/>
        <table:table-column table:style-name="Tableau8.H"/>
        <table:table-row>
          <table:table-cell table:style-name="Tableau8.A1" office:value-type="string">
            <text:p text:style-name="P48">téra</text:p>
          </table:table-cell>
          <table:table-cell table:style-name="Tableau8.A1" office:value-type="string">
            <text:p text:style-name="P48">giga</text:p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48">unité</text:p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57"/>
          </table:table-cell>
          <table:table-cell table:style-name="Tableau8.H1" office:value-type="string">
            <text:p text:style-name="P48">nano</text:p>
          </table:table-cell>
        </table:table-row>
        <table:table-row>
          <table:table-cell table:style-name="Tableau8.A2" office:value-type="string">
            <text:p text:style-name="P48"><draw:frame draw:style-name="fr2" draw:name="Objet66" text:anchor-type="as-char" svg:y="-0.654cm" svg:width="1.224cm" svg:height="0.797cm" draw:z-index="73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<draw:frame draw:style-name="fr2" draw:name="Objet65" text:anchor-type="as-char" svg:y="-0.654cm" svg:width="1.039cm" svg:height="0.797cm" draw:z-index="57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><draw:frame draw:style-name="fr2" draw:name="Objet67" text:anchor-type="as-char" svg:y="-0.654cm" svg:width="1.042cm" svg:height="0.797cm" draw:z-index="59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><draw:frame draw:style-name="fr2" draw:name="Objet68" text:anchor-type="as-char" svg:y="-0.654cm" svg:width="1.325cm" svg:height="0.797cm" draw:z-index="60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au8.H2" office:value-type="string">
            <text:p text:style-name="P57"/>
          </table:table-cell>
        </table:table-row>
        <table:table-row>
          <table:table-cell table:style-name="Tableau8.A2" office:value-type="string">
            <text:p text:style-name="P48">T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kg</text:p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m</text:p>
          </table:table-cell>
          <table:table-cell table:style-name="Tableau8.A2" office:value-type="string">
            <text:p text:style-name="P57"/>
          </table:table-cell>
          <table:table-cell table:style-name="Tableau8.H2" office:value-type="string">
            <text:p text:style-name="P57"/>
          </table:table-cell>
        </table:table-row>
      </table:table>
      <text:p text:style-name="P49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1H49M58S</meta:editing-duration>
    <meta:editing-cycles>132</meta:editing-cycles>
    <meta:generator>LibreOffice/7.3.7.2$Linux_X86_64 LibreOffice_project/30$Build-2</meta:generator>
    <meta:initial-creator>Véronique et Thibaud FONTANET</meta:initial-creator>
    <dc:date>2023-12-01T18:59:48.541290847</dc:date>
    <meta:print-date>2015-03-21T18:42:51.093000000</meta:print-date>
    <meta:document-statistic meta:table-count="8" meta:image-count="0" meta:object-count="71" meta:page-count="5" meta:paragraph-count="112" meta:word-count="451" meta:character-count="2134" meta:non-whitespace-character-count="1731"/>
  </office:meta>
</office:document-meta>
</file>

<file path=Object 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4</mn>
            </mrow>
          </mrow>
          <mo fence="true" form="postfix" stretchy="false">)</mo>
        </mrow>
        <mn>2</mn>
      </msup>
      <mo stretchy="false">=</mo>
      <mrow/>
    </mrow>
    <annotation encoding="StarMath 5.0">{{(-4)}^{2}}={}%%&lt;cmathArbre&gt;«=­«^­«()­«-­4»»­2»­»&lt;/cmathArbre&gt;&lt;cmathFormule&gt;(-4)^2=&lt;/cmathFormule&gt;</annotation>
  </semantics>
</math>
</file>

<file path=Object 10/content.xml><?xml version="1.0" encoding="utf-8"?>
<math xmlns="http://www.w3.org/1998/Math/MathML" display="block">
  <semantics>
    <mrow>
      <mfrac>
        <msup>
          <mn>2</mn>
          <mn>3</mn>
        </msup>
        <msup>
          <mn>5</mn>
          <mn>3</mn>
        </msup>
      </mfrac>
      <mo stretchy="false">=</mo>
      <mfrac>
        <mrow>
          <mn>2</mn>
          <mo stretchy="false">×</mo>
          <mn>2</mn>
          <mo stretchy="false">×</mo>
          <mn>2</mn>
        </mrow>
        <mrow>
          <mn>5</mn>
          <mo stretchy="false">×</mo>
          <mn>5</mn>
          <mo stretchy="false">×</mo>
          <mn>5</mn>
        </mrow>
      </mfrac>
      <mo stretchy="false">=</mo>
      <msup>
        <mrow>
          <mo fence="true" form="prefix" stretchy="false">(</mo>
          <mrow>
            <mfrac>
              <mn>2</mn>
              <mn>5</mn>
            </mfrac>
          </mrow>
          <mo fence="true" form="postfix" stretchy="false">)</mo>
        </mrow>
        <mn>3</mn>
      </msup>
    </mrow>
    <annotation encoding="StarMath 5.0">{{alignc {{2}^{3}}over{{5}^{3}}}}={{{alignc {{2 times 2 times 2}}over{{5 times 5 times 5}}}}={{({alignc {2}over{5}})}^{3}}}%%&lt;cmathArbre&gt;«=­«/­«^­2­3»­«^­5­3»»­«=­«/­«{}­«*­2­2­2»»­«{}­«*­5­5­5»»»­«^­«()­«/­2­5»»­3»»»&lt;/cmathArbre&gt;&lt;cmathFormule&gt;2^3/5^3={2*2*2}/{5*5*5}=(2/5)^3&lt;/cmathFormule&gt;</annotation>
  </semantics>
</math>
</file>

<file path=Object 11/content.xml><?xml version="1.0" encoding="utf-8"?>
<math xmlns="http://www.w3.org/1998/Math/MathML" display="block">
  <semantics>
    <mrow>
      <msup>
        <mi>a</mi>
        <mi>n</mi>
      </msup>
      <mo stretchy="false">+</mo>
      <msup>
        <mi>b</mi>
        <mi>n</mi>
      </msup>
    </mrow>
    <annotation encoding="StarMath 5.0">{{a}^{n}}+{{b}^{n}}%%&lt;cmathArbre&gt;«+­«^­a­n»­«^­b­n»»&lt;/cmathArbre&gt;&lt;cmathFormule&gt;a^n+b^n&lt;/cmathFormule&gt;</annotation>
  </semantics>
</math>
</file>

<file path=Object 12/content.xml><?xml version="1.0" encoding="utf-8"?>
<math xmlns="http://www.w3.org/1998/Math/MathML" display="block">
  <semantics>
    <msup>
      <mn>7,5</mn>
      <mn>0</mn>
    </msup>
    <annotation encoding="StarMath 5.0">{7,5}^{0}%%&lt;cmathArbre&gt;«^­7.5­0»&lt;/cmathArbre&gt;&lt;cmathFormule&gt;7.5^0&lt;/cmathFormule&gt;</annotation>
  </semantics>
</math>
</file>

<file path=Object 13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{a}^{0}}={1}%%&lt;cmathArbre&gt;«=­«^­a­0»­1»&lt;/cmathArbre&gt;&lt;cmathFormule&gt;a^0=1&lt;/cmathFormule&gt;</annotation>
  </semantics>
</math>
</file>

<file path=Object 14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1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16/content.xml><?xml version="1.0" encoding="utf-8"?>
<math xmlns="http://www.w3.org/1998/Math/MathML" display="block">
  <semantics>
    <msup>
      <mn>0</mn>
      <mn>0</mn>
    </msup>
    <annotation encoding="StarMath 5.0">{0}^{0}%%&lt;cmathArbre&gt;«^­0­0»&lt;/cmathArbre&gt;&lt;cmathFormule&gt;0^0&lt;/cmathFormule&gt;</annotation>
  </semantics>
</math>
</file>

<file path=Object 17/content.xml><?xml version="1.0" encoding="utf-8"?>
<math xmlns="http://www.w3.org/1998/Math/MathML" display="block">
  <semantics>
    <msup>
      <mi>a</mi>
      <mn>3</mn>
    </msup>
    <annotation encoding="StarMath 5.0">{a}^{3}%%&lt;cmathArbre&gt;«^­a­3»&lt;/cmathArbre&gt;&lt;cmathFormule&gt;a^3&lt;/cmathFormule&gt;</annotation>
  </semantics>
</math>
</file>

<file path=Object 18/content.xml><?xml version="1.0" encoding="utf-8"?>
<math xmlns="http://www.w3.org/1998/Math/MathML" display="block">
  <semantics>
    <mrow>
      <mn>12,3456</mn>
      <mo stretchy="false">×</mo>
      <msup>
        <mn>10</mn>
        <mrow>
          <mo stretchy="false">−</mo>
          <mn>4</mn>
        </mrow>
      </msup>
    </mrow>
    <annotation encoding="StarMath 5.0">12,3456 times {10}^{-4}%%&lt;cmathArbre&gt;«*­12.3456­«^­10­«-­4»»»&lt;/cmathArbre&gt;&lt;cmathFormule&gt;12.3456*10^-4&lt;/cmathFormule&gt;</annotation>
  </semantics>
</math>
</file>

<file path=Object 19/content.xml><?xml version="1.0" encoding="utf-8"?>
<math xmlns="http://www.w3.org/1998/Math/MathML" display="block">
  <semantics>
    <mrow>
      <msup>
        <mi>a</mi>
        <mn>2</mn>
      </msup>
      <mo stretchy="false">=</mo>
      <mrow>
        <mi>a</mi>
        <mo stretchy="false">×</mo>
        <mi>a</mi>
      </mrow>
    </mrow>
    <annotation encoding="StarMath 5.0">{{a}^{2}}={a times a}%%&lt;cmathArbre&gt;«=­«^­a­2»­«*­a­a»»&lt;/cmathArbre&gt;&lt;cmathFormule&gt;a^2=a*a&lt;/cmathFormule&gt;</annotation>
  </semantics>
</math>
</file>

<file path=Object 2/content.xml><?xml version="1.0" encoding="utf-8"?>
<math xmlns="http://www.w3.org/1998/Math/MathML" display="block">
  <semantics>
    <mrow>
      <msup>
        <mn>4</mn>
        <mn>2</mn>
      </msup>
      <mo stretchy="false">=</mo>
      <mrow/>
    </mrow>
    <annotation encoding="StarMath 5.0">{{4}^{2}}={}%%&lt;cmathArbre&gt;«=­«^­4­2»­»&lt;/cmathArbre&gt;&lt;cmathFormule&gt;4^2=&lt;/cmathFormule&gt;</annotation>
  </semantics>
</math>
</file>

<file path=Object 2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{(-3)}^{2}%%&lt;cmathArbre&gt;«^­«()­«-­3»»­2»&lt;/cmathArbre&gt;&lt;cmathFormule&gt;(-3)^2&lt;/cmathFormule&gt;</annotation>
  </semantics>
</math>
</file>

<file path=Object 21/content.xml><?xml version="1.0" encoding="utf-8"?>
<math xmlns="http://www.w3.org/1998/Math/MathML" display="block">
  <semantics>
    <mrow>
      <msup>
        <mn>5</mn>
        <mn>3</mn>
      </msup>
      <mo stretchy="false">=</mo>
      <mrow/>
    </mrow>
    <annotation encoding="StarMath 5.0">{{5}^{3}}={}%%&lt;cmathArbre&gt;«=­«^­5­3»­»&lt;/cmathArbre&gt;&lt;cmathFormule&gt;5^3=&lt;/cmathFormule&gt;</annotation>
  </semantics>
</math>
</file>

<file path=Object 2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3</mn>
    </msup>
    <annotation encoding="StarMath 5.0">{(-3)}^{3}%%&lt;cmathArbre&gt;«^­«()­«-­3»»­3»&lt;/cmathArbre&gt;&lt;cmathFormule&gt;(-3)^3&lt;/cmathFormule&gt;</annotation>
  </semantics>
</math>
</file>

<file path=Object 23/content.xml><?xml version="1.0" encoding="utf-8"?>
<math xmlns="http://www.w3.org/1998/Math/MathML" display="block">
  <semantics>
    <msup>
      <mrow>
        <mo fence="true" form="prefix" stretchy="false">(</mo>
        <mrow>
          <mfrac>
            <mn>3</mn>
            <mn>2</mn>
          </mfrac>
        </mrow>
        <mo fence="true" form="postfix" stretchy="false">)</mo>
      </mrow>
      <mn>3</mn>
    </msup>
    <annotation encoding="StarMath 5.0">{({alignc {3}over{2}})}^{3}%%&lt;cmathArbre&gt;«^­«()­«/­3­2»»­3»&lt;/cmathArbre&gt;&lt;cmathFormule&gt;(3/2)^3&lt;/cmathFormule&gt;</annotation>
  </semantics>
</math>
</file>

<file path=Object 24/content.xml><?xml version="1.0" encoding="utf-8"?>
<math xmlns="http://www.w3.org/1998/Math/MathML" display="block">
  <semantics>
    <mrow>
      <mrow>
        <mn>2</mn>
        <mi>a</mi>
      </mrow>
      <mo stretchy="false">=</mo>
      <mrow>
        <mi>a</mi>
        <mo stretchy="false">+</mo>
        <mi>a</mi>
      </mrow>
    </mrow>
    <annotation encoding="StarMath 5.0">{2 a}={{a}+{a}}%%&lt;cmathArbre&gt;«=­«impMult­2­a»­«+­a­a»»&lt;/cmathArbre&gt;&lt;cmathFormule&gt;2a=a+a&lt;/cmathFormule&gt;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2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20</mn>
    </msup>
    <annotation encoding="StarMath 5.0">{(-1)}^{2020}%%&lt;cmathArbre&gt;«^­«()­«-­1»»­2020»&lt;/cmathArbre&gt;&lt;cmathFormule&gt;(-1)^2020&lt;/cmathFormule&gt;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text>        </mtext>
        </mrow>
        <mo fence="true" form="postfix" stretchy="false">)</mo>
      </mrow>
      <mo stretchy="false">×</mo>
      <mrow>
        <mo fence="true" form="prefix" stretchy="false">(</mo>
        <mrow>
          <mtext>        </mtext>
        </mrow>
        <mo fence="true" form="postfix" stretchy="false">)</mo>
      </mrow>
    </mrow>
    <annotation encoding="StarMath 5.0">("        ") times ("        ")</annotation>
  </semantics>
</math>
</file>

<file path=Object 28/content.xml><?xml version="1.0" encoding="utf-8"?>
<math xmlns="http://www.w3.org/1998/Math/MathML" display="block">
  <semantics>
    <msup>
      <mn>7,5</mn>
      <mn>1</mn>
    </msup>
    <annotation encoding="StarMath 5.0">{7,5}^{1}%%&lt;cmathArbre&gt;«^­7.5­1»&lt;/cmathArbre&gt;&lt;cmathFormule&gt;7.5^1&lt;/cmathFormule&gt;</annotation>
  </semantics>
</math>
</file>

<file path=Object 29/content.xml><?xml version="1.0" encoding="utf-8"?>
<math xmlns="http://www.w3.org/1998/Math/MathML" display="block">
  <semantics>
    <mrow>
      <mo stretchy="false">−</mo>
      <msup>
        <mn>3</mn>
        <mn>2</mn>
      </msup>
    </mrow>
    <annotation encoding="StarMath 5.0">-{3}^{2}%%&lt;cmathArbre&gt;«-­«^­3­2»»&lt;/cmathArbre&gt;&lt;cmathFormule&gt;-3^2&lt;/cmathFormule&gt;</annotation>
  </semantics>
</math>
</file>

<file path=Object 3/content.xml><?xml version="1.0" encoding="utf-8"?>
<math xmlns="http://www.w3.org/1998/Math/MathML" display="block">
  <semantics>
    <mrow>
      <msup>
        <mi>a</mi>
        <mn>3</mn>
      </msup>
      <mo stretchy="false">=</mo>
      <mrow/>
    </mrow>
    <annotation encoding="StarMath 5.0">{{a}^{3}}={}%%&lt;cmathArbre&gt;«=­«^­a­3»­»&lt;/cmathArbre&gt;&lt;cmathFormule&gt;a^3=&lt;/cmathFormule&gt;</annotation>
  </semantics>
</math>
</file>

<file path=Object 30/content.xml><?xml version="1.0" encoding="utf-8"?>
<math xmlns="http://www.w3.org/1998/Math/MathML" display="block">
  <semantics>
    <mrow>
      <mrow>
        <mn>5</mn>
        <mrow>
          <mo fence="true" form="prefix" stretchy="false">(</mo>
          <mrow>
            <mrow>
              <msup>
                <mn>3</mn>
                <mn>2</mn>
              </msup>
              <mo stretchy="false">+</mo>
              <mn>6</mn>
            </mrow>
          </mrow>
          <mo fence="true" form="postfix" stretchy="false">)</mo>
        </mrow>
        <mi>÷</mi>
        <mn>3</mn>
      </mrow>
      <mo stretchy="false">−</mo>
      <msup>
        <mn>2</mn>
        <mn>3</mn>
      </msup>
    </mrow>
    <annotation encoding="StarMath 5.0">{5 ({{3}^{2}}+{6}) ÷3}-{{2}^{3}}%%&lt;cmathArbre&gt;«-­«*­«*­5­«()­«+­«^­3­2»­6»»»­÷3»­«^­2­3»»&lt;/cmathArbre&gt;&lt;cmathFormule&gt;5(3^2+6)÷3-2^3&lt;/cmathFormule&gt;</annotation>
  </semantics>
</math>
</file>

<file path=Object 31/content.xml><?xml version="1.0" encoding="utf-8"?>
<math xmlns="http://www.w3.org/1998/Math/MathML" display="block">
  <semantics>
    <mrow>
      <mn>2</mn>
      <mi>a</mi>
    </mrow>
    <annotation encoding="StarMath 5.0">2 a%%&lt;cmathArbre&gt;«impMult­2­a»&lt;/cmathArbre&gt;&lt;cmathFormule&gt;2a&lt;/cmathFormule&gt;</annotation>
  </semantics>
</math>
</file>

<file path=Object 3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5</mn>
    </msup>
    <annotation encoding="StarMath 5.0">{(-2)}^{5}%%&lt;cmathArbre&gt;«^­«()­«-­2»»­5»&lt;/cmathArbre&gt;&lt;cmathFormule&gt;(-2)^5&lt;/cmathFormule&gt;</annotation>
  </semantics>
</math>
</file>

<file path=Object 33/content.xml><?xml version="1.0" encoding="utf-8"?>
<math xmlns="http://www.w3.org/1998/Math/MathML" display="block">
  <semantics>
    <msup>
      <mi>x</mi>
      <mi>y</mi>
    </msup>
    <annotation encoding="StarMath 5.0">{x}^{y}%%&lt;cmathArbre&gt;«^­x­y»&lt;/cmathArbre&gt;&lt;cmathFormule&gt;x^y&lt;/cmathFormule&gt;</annotation>
  </semantics>
</math>
</file>

<file path=Object 34/content.xml><?xml version="1.0" encoding="utf-8"?>
<math xmlns="http://www.w3.org/1998/Math/MathML" display="block">
  <semantics>
    <msup>
      <mi>x</mi>
      <mi>■</mi>
    </msup>
    <annotation encoding="StarMath 5.0">{x}^{■}%%&lt;cmathArbre&gt;«^­x­■»&lt;/cmathArbre&gt;&lt;cmathFormule&gt;x^■&lt;/cmathFormule&gt;</annotation>
  </semantics>
</math>
</file>

<file path=Object 35/content.xml><?xml version="1.0" encoding="utf-8"?>
<math xmlns="http://www.w3.org/1998/Math/MathML" display="block">
  <semantics>
    <mrow>
      <mn>2</mn>
      <mo stretchy="false">×</mo>
      <msup>
        <mn>5</mn>
        <mn>3</mn>
      </msup>
    </mrow>
    <annotation encoding="StarMath 5.0">2 times {5}^{3}%%&lt;cmathArbre&gt;«*­2­«^­5­3»»&lt;/cmathArbre&gt;&lt;cmathFormule&gt;2*5^3&lt;/cmathFormule&gt;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4</mn>
        </msup>
        <mo stretchy="false">×</mo>
        <msup>
          <mn>2</mn>
          <mn>2</mn>
        </msup>
      </mrow>
      <mo stretchy="false">−</mo>
      <msup>
        <mn>2</mn>
        <mn>2</mn>
      </msup>
    </mrow>
    <annotation encoding="StarMath 5.0">{{(-2)}^{4} times {2}^{2}}-{{2}^{2}}%%&lt;cmathArbre&gt;«-­«*­«^­«()­«-­2»»­4»­«^­2­2»»­«^­2­2»»&lt;/cmathArbre&gt;&lt;cmathFormule&gt;(-2)^4*2^2-2^2&lt;/cmathFormule&gt;</annotation>
  </semantics>
</math>
</file>

<file path=Object 37/content.xml><?xml version="1.0" encoding="utf-8"?>
<math xmlns="http://www.w3.org/1998/Math/MathML" display="block">
  <semantics>
    <mrow>
      <mrow>
        <msup>
          <mn>3</mn>
          <mn>4</mn>
        </msup>
        <mo stretchy="false">×</mo>
        <msup>
          <mn>3</mn>
          <mn>2</mn>
        </msup>
      </mrow>
      <mo stretchy="false">=</mo>
      <mrow>
        <mn>3</mn>
        <mo stretchy="false">×</mo>
        <mn>3</mn>
        <mo stretchy="false">×</mo>
        <mn>3</mn>
        <mo stretchy="false">×</mo>
        <mn>3</mn>
        <mo stretchy="false">×</mo>
        <mn>3</mn>
        <mo stretchy="false">×</mo>
        <mn>3</mn>
      </mrow>
      <mo stretchy="false">=</mo>
      <msup>
        <mn>3</mn>
        <mrow>
          <mn>4</mn>
          <mo stretchy="false">+</mo>
          <mn>2</mn>
        </mrow>
      </msup>
    </mrow>
    <annotation encoding="StarMath 5.0">{{3}^{4} times {3}^{2}}={{3 times 3 times 3 times 3 times 3 times 3}={{3}^{{{4}+{2}}}}}%%&lt;cmathArbre&gt;«=­«*­«^­3­4»­«^­3­2»»­«=­«*­3­3­3­3­3­3»­«^­3­«{}­«+­4­2»»»»»&lt;/cmathArbre&gt;&lt;cmathFormule&gt;3^4*3^2=3*3*3*3*3*3=3^{4+2}&lt;/cmathFormule&gt;</annotation>
  </semantics>
</math>
</file>

<file path=Object 38/content.xml><?xml version="1.0" encoding="utf-8"?>
<math xmlns="http://www.w3.org/1998/Math/MathML" display="block">
  <semantics>
    <mrow>
      <mfrac>
        <msup>
          <mn>3</mn>
          <mn>4</mn>
        </msup>
        <msup>
          <mn>3</mn>
          <mn>2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</mrow>
      </mfrac>
      <mo stretchy="false">=</mo>
      <msup>
        <mn>3</mn>
        <mrow>
          <mn>4</mn>
          <mo stretchy="false">−</mo>
          <mn>2</mn>
        </mrow>
      </msup>
    </mrow>
    <annotation encoding="StarMath 5.0">{{alignc {{3}^{4}}over{{3}^{2}}}}={{{alignc {{3 times 3 times 3 times 3}}over{{3 times 3}}}}={{3}^{{{4}-{2}}}}}%%&lt;cmathArbre&gt;«=­«/­«^­3­4»­«^­3­2»»­«=­«/­«{}­«*­3­3­3­3»»­«{}­«*­3­3»»»­«^­3­«{}­«-­4­2»»»»»&lt;/cmathArbre&gt;&lt;cmathFormule&gt;3^4/3^2={3*3*3*3}/{3*3}=3^{4-2}&lt;/cmathFormule&gt;</annotation>
  </semantics>
</math>
</file>

<file path=Object 39/content.xml><?xml version="1.0" encoding="utf-8"?>
<math xmlns="http://www.w3.org/1998/Math/MathML" display="block">
  <semantics>
    <mrow>
      <mfrac>
        <mn>1</mn>
        <msup>
          <mn>3</mn>
          <mn>2</mn>
        </msup>
      </mfrac>
      <mo stretchy="false">=</mo>
      <mfrac>
        <msup>
          <mn>3</mn>
          <mn>0</mn>
        </msup>
        <msup>
          <mn>3</mn>
          <mn>2</mn>
        </msup>
      </mfrac>
      <mo stretchy="false">=</mo>
      <msup>
        <mn>3</mn>
        <mrow>
          <mn>0</mn>
          <mo stretchy="false">−</mo>
          <mn>2</mn>
        </mrow>
      </msup>
      <mo stretchy="false">=</mo>
      <msup>
        <mn>3</mn>
        <mrow>
          <mo stretchy="false">−</mo>
          <mn>2</mn>
        </mrow>
      </msup>
    </mrow>
    <annotation encoding="StarMath 5.0">{{alignc {1}over{{3}^{2}}}}={{{alignc {{3}^{0}}over{{3}^{2}}}}={{{3}^{{{0}-{2}}}}={{3}^{{-2}}}}}%%&lt;cmathArbre&gt;«=­«/­1­«^­3­2»»­«=­«/­«^­3­0»­«^­3­2»»­«=­«^­3­«{}­«-­0­2»»»­«^­3­«{}­«-­2»»»»»»&lt;/cmathArbre&gt;&lt;cmathFormule&gt;1/3^2=3^0/3^2=3^{0-2}=3^{-2}&lt;/cmathFormule&gt;</annotation>
  </semantics>
</math>
</file>

<file path=Object 4/content.xml><?xml version="1.0" encoding="utf-8"?>
<math xmlns="http://www.w3.org/1998/Math/MathML" display="block">
  <semantics>
    <mrow>
      <msup>
        <mi>a</mi>
        <mn>2</mn>
      </msup>
      <mo stretchy="false">=</mo>
      <mrow/>
    </mrow>
    <annotation encoding="StarMath 5.0">{{a}^{2}}={}%%&lt;cmathArbre&gt;«=­«^­a­2»­»&lt;/cmathArbre&gt;&lt;cmathFormule&gt;a^2=&lt;/cmathFormule&gt;</annotation>
  </semantics>
</math>
</file>

<file path=Object 40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n>4</mn>
              <mn>2</mn>
            </msup>
          </mrow>
          <mo fence="true" form="postfix" stretchy="false">)</mo>
        </mrow>
        <mn>3</mn>
      </msup>
      <mo stretchy="false">=</mo>
      <mrow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</mrow>
      <mo stretchy="false">=</mo>
      <msup>
        <mn>4</mn>
        <mrow>
          <mn>2</mn>
          <mo stretchy="false">×</mo>
          <mn>3</mn>
        </mrow>
      </msup>
    </mrow>
    <annotation encoding="StarMath 5.0">{{({4}^{2})}^{3}}={{(4 times 4) times (4 times 4) times (4 times 4)}={{4}^{{2 times 3}}}}%%&lt;cmathArbre&gt;«=­«^­«()­«^­4­2»»­3»­«=­«*­«()­«*­4­4»»­«*­«()­«*­4­4»»­«()­«*­4­4»»»»­«^­4­«{}­«*­2­3»»»»»&lt;/cmathArbre&gt;&lt;cmathFormule&gt;(4^2)^3=(4*4)(4*4)(4*4)=4^{2*3}&lt;/cmathFormule&gt;</annotation>
  </semantics>
</math>
</file>

<file path=Object 41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a</mi>
          <mi>m</mi>
        </msup>
      </mrow>
      <mo stretchy="false">=</mo>
      <mrow/>
    </mrow>
    <annotation encoding="StarMath 5.0">{{a}^{n} times {a}^{m}}={}%%&lt;cmathArbre&gt;«=­«*­«^­a­n»­«^­a­m»»­»&lt;/cmathArbre&gt;&lt;cmathFormule&gt;a^n*a^m=&lt;/cmathFormule&gt;</annotation>
  </semantics>
</math>
</file>

<file path=Object 42/content.xml><?xml version="1.0" encoding="utf-8"?>
<math xmlns="http://www.w3.org/1998/Math/MathML" display="block">
  <semantics>
    <mrow>
      <mfrac>
        <msup>
          <mi>a</mi>
          <mi>n</mi>
        </msup>
        <msup>
          <mi>a</mi>
          <mi>m</mi>
        </msup>
      </mfrac>
      <mo stretchy="false">=</mo>
      <mrow/>
    </mrow>
    <annotation encoding="StarMath 5.0">{{alignc {{a}^{n}}over{{a}^{m}}}}={}%%&lt;cmathArbre&gt;«=­«/­«^­a­n»­«^­a­m»»­»&lt;/cmathArbre&gt;&lt;cmathFormule&gt;a^n/a^m=&lt;/cmathFormule&gt;</annotation>
  </semantics>
</math>
</file>

<file path=Object 43/content.xml><?xml version="1.0" encoding="utf-8"?>
<math xmlns="http://www.w3.org/1998/Math/MathML" display="block">
  <semantics>
    <mrow>
      <mfrac>
        <mn>1</mn>
        <msup>
          <mi>a</mi>
          <mi>n</mi>
        </msup>
      </mfrac>
      <mo stretchy="false">=</mo>
      <mrow/>
    </mrow>
    <annotation encoding="StarMath 5.0">{{alignc {1}over{{a}^{n}}}}={}%%&lt;cmathArbre&gt;«=­«/­1­«^­a­n»»­»&lt;/cmathArbre&gt;&lt;cmathFormule&gt;1/a^n=&lt;/cmathFormule&gt;</annotation>
  </semantics>
</math>
</file>

<file path=Object 44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a</mi>
              <mi>n</mi>
            </msup>
          </mrow>
          <mo fence="true" form="postfix" stretchy="false">)</mo>
        </mrow>
        <mi>m</mi>
      </msup>
      <mo stretchy="false">=</mo>
      <mrow/>
    </mrow>
    <annotation encoding="StarMath 5.0">{{({a}^{n})}^{m}}={}%%&lt;cmathArbre&gt;«=­«^­«()­«^­a­n»»­m»­»&lt;/cmathArbre&gt;&lt;cmathFormule&gt;(a^n)^m=&lt;/cmathFormule&gt;</annotation>
  </semantics>
</math>
</file>

<file path=Object 4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1</mn>
    </msup>
    <annotation encoding="StarMath 5.0">{(-2)}^{1}%%&lt;cmathArbre&gt;«^­«()­«-­2»»­1»&lt;/cmathArbre&gt;&lt;cmathFormule&gt;(-2)^1&lt;/cmathFormule&gt;</annotation>
  </semantics>
</math>
</file>

<file path=Object 4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3</mn>
    </msup>
    <annotation encoding="StarMath 5.0">{(-2)}^{3}%%&lt;cmathArbre&gt;«^­«()­«-­2»»­3»&lt;/cmathArbre&gt;&lt;cmathFormule&gt;(-2)^3&lt;/cmathFormule&gt;</annotation>
  </semantics>
</math>
</file>

<file path=Object 4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4</mn>
    </msup>
    <annotation encoding="StarMath 5.0">{(-2)}^{4}%%&lt;cmathArbre&gt;«^­«()­«-­2»»­4»&lt;/cmathArbre&gt;&lt;cmathFormule&gt;(-2)^4&lt;/cmathFormule&gt;</annotation>
  </semantics>
</math>
</file>

<file path=Object 48/content.xml><?xml version="1.0" encoding="utf-8"?>
<math xmlns="http://www.w3.org/1998/Math/MathML" display="block">
  <semantics>
    <mrow>
      <mn>12,3456</mn>
      <mo stretchy="false">×</mo>
      <msup>
        <mn>10</mn>
        <mn>3</mn>
      </msup>
    </mrow>
    <annotation encoding="StarMath 5.0">12,3456 times {10}^{3}%%&lt;cmathArbre&gt;«*­12.3456­«^­10­3»»&lt;/cmathArbre&gt;&lt;cmathFormule&gt;12.3456*10^3&lt;/cmathFormule&gt;</annotation>
  </semantics>
</math>
</file>

<file path=Object 49/content.xml><?xml version="1.0" encoding="utf-8"?>
<math xmlns="http://www.w3.org/1998/Math/MathML" display="block">
  <semantics>
    <mrow>
      <msup>
        <mn>10</mn>
        <mrow>
          <mo stretchy="false">−</mo>
          <mn>1</mn>
        </mrow>
      </msup>
      <mo stretchy="false">=</mo>
      <mrow/>
    </mrow>
    <annotation encoding="StarMath 5.0">{{10}^{-1}}={}%%&lt;cmathArbre&gt;«=­«^­10­«-­1»»­»&lt;/cmathArbre&gt;&lt;cmathFormule&gt;10^-1=&lt;/cmathFormule&gt;</annotation>
  </semantics>
</math>
</file>

<file path=Object 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50/content.xml><?xml version="1.0" encoding="utf-8"?>
<math xmlns="http://www.w3.org/1998/Math/MathML" display="block">
  <semantics>
    <mrow>
      <msup>
        <mn>10</mn>
        <mrow>
          <mo stretchy="false">−</mo>
          <mn>2</mn>
        </mrow>
      </msup>
      <mo stretchy="false">=</mo>
      <mrow/>
    </mrow>
    <annotation encoding="StarMath 5.0">{{10}^{-2}}={}%%&lt;cmathArbre&gt;«=­«^­10­«-­2»»­»&lt;/cmathArbre&gt;&lt;cmathFormule&gt;10^-2=&lt;/cmathFormule&gt;</annotation>
  </semantics>
</math>
</file>

<file path=Object 51/content.xml><?xml version="1.0" encoding="utf-8"?>
<math xmlns="http://www.w3.org/1998/Math/MathML" display="block">
  <semantics>
    <mrow>
      <msup>
        <mn>10</mn>
        <mrow>
          <mo stretchy="false">−</mo>
          <mn>3</mn>
        </mrow>
      </msup>
      <mo stretchy="false">=</mo>
      <mrow/>
    </mrow>
    <annotation encoding="StarMath 5.0">{{10}^{-3}}={}%%&lt;cmathArbre&gt;«=­«^­10­«-­3»»­»&lt;/cmathArbre&gt;&lt;cmathFormule&gt;10^-3=&lt;/cmathFormule&gt;</annotation>
  </semantics>
</math>
</file>

<file path=Object 52/content.xml><?xml version="1.0" encoding="utf-8"?>
<math xmlns="http://www.w3.org/1998/Math/MathML" display="block">
  <semantics>
    <mrow>
      <msup>
        <mn>10</mn>
        <mrow>
          <mo stretchy="false">−</mo>
          <mi>n</mi>
        </mrow>
      </msup>
      <mo stretchy="false">=</mo>
      <mrow/>
    </mrow>
    <annotation encoding="StarMath 5.0">{{10}^{-n}}={}%%&lt;cmathArbre&gt;«=­«^­10­«-­n»»­»&lt;/cmathArbre&gt;&lt;cmathFormule&gt;10^-n=&lt;/cmathFormule&gt;</annotation>
  </semantics>
</math>
</file>

<file path=Object 53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54/content.xml><?xml version="1.0" encoding="utf-8"?>
<math xmlns="http://www.w3.org/1998/Math/MathML" display="block">
  <semantics>
    <mrow>
      <msup>
        <mn>10</mn>
        <mi>n</mi>
      </msup>
      <mo stretchy="false">=</mo>
      <mrow/>
    </mrow>
    <annotation encoding="StarMath 5.0">{{10}^{n}}={}%%&lt;cmathArbre&gt;«=­«^­10­n»­»&lt;/cmathArbre&gt;&lt;cmathFormule&gt;10^n=&lt;/cmathFormule&gt;</annotation>
  </semantics>
</math>
</file>

<file path=Object 55/content.xml><?xml version="1.0" encoding="utf-8"?>
<math xmlns="http://www.w3.org/1998/Math/MathML" display="block">
  <semantics>
    <mrow>
      <msup>
        <mn>10</mn>
        <mn>0</mn>
      </msup>
      <mo stretchy="false">=</mo>
      <mrow/>
    </mrow>
    <annotation encoding="StarMath 5.0">{{10}^{0}}={}%%&lt;cmathArbre&gt;«=­«^­10­0»­»&lt;/cmathArbre&gt;&lt;cmathFormule&gt;10^0=&lt;/cmathFormule&gt;</annotation>
  </semantics>
</math>
</file>

<file path=Object 56/content.xml><?xml version="1.0" encoding="utf-8"?>
<math xmlns="http://www.w3.org/1998/Math/MathML" display="block">
  <semantics>
    <mrow>
      <msup>
        <mn>10</mn>
        <mn>1</mn>
      </msup>
      <mo stretchy="false">=</mo>
      <mrow/>
    </mrow>
    <annotation encoding="StarMath 5.0">{{10}^{1}}={}%%&lt;cmathArbre&gt;«=­«^­10­1»­»&lt;/cmathArbre&gt;&lt;cmathFormule&gt;10^1=&lt;/cmathFormule&gt;</annotation>
  </semantics>
</math>
</file>

<file path=Object 57/content.xml><?xml version="1.0" encoding="utf-8"?>
<math xmlns="http://www.w3.org/1998/Math/MathML" display="block">
  <semantics>
    <mrow>
      <msup>
        <mn>10</mn>
        <mn>2</mn>
      </msup>
      <mo stretchy="false">=</mo>
      <mrow/>
    </mrow>
    <annotation encoding="StarMath 5.0">{{10}^{2}}={}%%&lt;cmathArbre&gt;«=­«^­10­2»­»&lt;/cmathArbre&gt;&lt;cmathFormule&gt;10^2=&lt;/cmathFormule&gt;</annotation>
  </semantics>
</math>
</file>

<file path=Object 58/content.xml><?xml version="1.0" encoding="utf-8"?>
<math xmlns="http://www.w3.org/1998/Math/MathML" display="block">
  <semantics>
    <mrow>
      <msup>
        <mn>10</mn>
        <mn>3</mn>
      </msup>
      <mo stretchy="false">=</mo>
      <mrow/>
    </mrow>
    <annotation encoding="StarMath 5.0">{{10}^{3}}={}%%&lt;cmathArbre&gt;«=­«^­10­3»­»&lt;/cmathArbre&gt;&lt;cmathFormule&gt;10^3=&lt;/cmathFormule&gt;</annotation>
  </semantics>
</math>
</file>

<file path=Object 59/content.xml><?xml version="1.0" encoding="utf-8"?>
<math xmlns="http://www.w3.org/1998/Math/MathML" display="block">
  <semantics>
    <msup>
      <mn>10</mn>
      <mrow>
        <mi>–</mi>
        <mi>n</mi>
      </mrow>
    </msup>
    <annotation encoding="StarMath 5.0">{10}^{–n}%%&lt;cmathArbre&gt;«^­10­–n»&lt;/cmathArbre&gt;&lt;cmathFormule&gt;10^–n&lt;/cmathFormule&gt;</annotation>
  </semantics>
</math>
</file>

<file path=Object 6/content.xml><?xml version="1.0" encoding="utf-8"?>
<math xmlns="http://www.w3.org/1998/Math/MathML" display="block">
  <semantics>
    <mrow>
      <msup>
        <mi>a</mi>
        <mi>n</mi>
      </msup>
      <mo stretchy="false">=</mo>
      <mrow>
        <mrow>
          <mi>a</mi>
          <mo stretchy="false">×</mo>
          <mi>a</mi>
          <mo stretchy="false">×</mo>
          <mi>a</mi>
          <mo stretchy="false">×</mo>
          <mrow/>
        </mrow>
        <mo stretchy="false">…</mo>
        <mrow>
          <mrow/>
          <mo stretchy="false">×</mo>
          <mi>a</mi>
        </mrow>
      </mrow>
    </mrow>
    <annotation encoding="StarMath 5.0">{{a}^{n}}={a times a times a times {} dotslow {} times a}%%&lt;cmathArbre&gt;«=­«^­a­n»­«...­«*­a­a­a­»­«*­­a»»»&lt;/cmathArbre&gt;&lt;cmathFormule&gt;a^n=a*a*a*...*a&lt;/cmathFormule&gt;</annotation>
  </semantics>
</math>
</file>

<file path=Object 60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61/content.xml><?xml version="1.0" encoding="utf-8"?>
<math xmlns="http://www.w3.org/1998/Math/MathML" display="block">
  <semantics>
    <mrow>
      <mi>a</mi>
      <mo stretchy="false">×</mo>
      <msup>
        <mn>10</mn>
        <mi>n</mi>
      </msup>
    </mrow>
    <annotation encoding="StarMath 5.0">a times {10}^{n}%%&lt;cmathArbre&gt;«*­a­«^­10­n»»&lt;/cmathArbre&gt;&lt;cmathFormule&gt;a*10^n&lt;/cmathFormule&gt;</annotation>
  </semantics>
</math>
</file>

<file path=Object 6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0</mn>
    </msup>
    <annotation encoding="StarMath 5.0">{(-2)}^{0}%%&lt;cmathArbre&gt;«^­«()­«-­2»»­0»&lt;/cmathArbre&gt;&lt;cmathFormule&gt;(-2)^0&lt;/cmathFormule&gt;</annotation>
  </semantics>
</math>
</file>

<file path=Object 63/content.xml><?xml version="1.0" encoding="utf-8"?>
<math xmlns="http://www.w3.org/1998/Math/MathML" display="block">
  <semantics>
    <mrow>
      <mn>6300</mn>
      <mo stretchy="false">×</mo>
      <msup>
        <mn>10</mn>
        <mn>27</mn>
      </msup>
    </mrow>
    <annotation encoding="StarMath 5.0">6300 times {10}^{27}%%&lt;cmathArbre&gt;«*­6300­«^­10­27»»&lt;/cmathArbre&gt;&lt;cmathFormule&gt;6300*10^27&lt;/cmathFormule&gt;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2</mn>
    </msup>
    <annotation encoding="StarMath 5.0">{(-2)}^{2}%%&lt;cmathArbre&gt;«^­«()­«-­2»»­2»&lt;/cmathArbre&gt;&lt;cmathFormule&gt;(-2)^2&lt;/cmathFormule&gt;</annotation>
  </semantics>
</math>
</file>

<file path=Object 65/content.xml><?xml version="1.0" encoding="utf-8"?>
<math xmlns="http://www.w3.org/1998/Math/MathML" display="block">
  <semantics>
    <msup>
      <mn>10</mn>
      <mn>6</mn>
    </msup>
    <annotation encoding="StarMath 5.0">{10}^{6}%%&lt;cmathArbre&gt;«^­10­6»&lt;/cmathArbre&gt;&lt;cmathFormule&gt;10^6&lt;/cmathFormule&gt;</annotation>
  </semantics>
</math>
</file>

<file path=Object 66/content.xml><?xml version="1.0" encoding="utf-8"?>
<math xmlns="http://www.w3.org/1998/Math/MathML" display="block">
  <semantics>
    <msup>
      <mn>10</mn>
      <mn>12</mn>
    </msup>
    <annotation encoding="StarMath 5.0">{10}^{12}%%&lt;cmathArbre&gt;«^­10­12»&lt;/cmathArbre&gt;&lt;cmathFormule&gt;10^12&lt;/cmathFormule&gt;</annotation>
  </semantics>
</math>
</file>

<file path=Object 67/content.xml><?xml version="1.0" encoding="utf-8"?>
<math xmlns="http://www.w3.org/1998/Math/MathML" display="block">
  <semantics>
    <msup>
      <mn>10</mn>
      <mn>0</mn>
    </msup>
    <annotation encoding="StarMath 5.0">{10}^{0}%%&lt;cmathArbre&gt;«^­10­0»&lt;/cmathArbre&gt;&lt;cmathFormule&gt;10^0&lt;/cmathFormule&gt;</annotation>
  </semantics>
</math>
</file>

<file path=Object 68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}^{-6}%%&lt;cmathArbre&gt;«^­10­«-­6»»&lt;/cmathArbre&gt;&lt;cmathFormule&gt;10^-6&lt;/cmathFormule&gt;</annotation>
  </semantics>
</math>
</file>

<file path=Object 69/content.xml><?xml version="1.0" encoding="utf-8"?>
<math xmlns="http://www.w3.org/1998/Math/MathML" display="block">
  <semantics>
    <mrow>
      <msup>
        <mi>a</mi>
        <mi>n</mi>
      </msup>
      <mo stretchy="false">−</mo>
      <msup>
        <mi>b</mi>
        <mi>n</mi>
      </msup>
    </mrow>
    <annotation encoding="StarMath 5.0">{{a}^{n}}-{{b}^{n}}%%&lt;cmathArbre&gt;«-­«^­a­n»­«^­b­n»»&lt;/cmathArbre&gt;&lt;cmathFormule&gt;a^n-b^n&lt;/cmathFormule&gt;</annotation>
  </semantics>
</math>
</file>

<file path=Object 7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b</mi>
          <mi>n</mi>
        </msup>
      </mrow>
      <mo stretchy="false">=</mo>
      <mrow/>
    </mrow>
    <annotation encoding="StarMath 5.0">{{a}^{n} times {b}^{n}}={}%%&lt;cmathArbre&gt;«=­«*­«^­a­n»­«^­b­n»»­»&lt;/cmathArbre&gt;&lt;cmathFormule&gt;a^n*b^n=&lt;/cmathFormule&gt;</annotation>
  </semantics>
</math>
</file>

<file path=Object 70/content.xml><?xml version="1.0" encoding="utf-8"?>
<math xmlns="http://www.w3.org/1998/Math/MathML" display="block">
  <semantics>
    <msup>
      <mn>10</mn>
      <mi>x</mi>
    </msup>
    <annotation encoding="StarMath 5.0">{10}^{x}%%&lt;cmathArbre&gt;«^10x»&lt;/cmathArbre&gt;&lt;cmathFormule&gt;10^x&lt;/cmathFormule&gt;</annotation>
  </semantics>
</math>
</file>

<file path=Object 71/content.xml><?xml version="1.0" encoding="utf-8"?>
<math xmlns="http://www.w3.org/1998/Math/MathML" display="block">
  <semantics>
    <msup>
      <mn>10</mn>
      <mi>■</mi>
    </msup>
    <annotation encoding="StarMath 5.0">{10}^{■}%%&lt;cmathArbre&gt;«^10­■»&lt;/cmathArbre&gt;&lt;cmathFormule&gt;10^■&lt;/cmathFormule&gt;</annotation>
  </semantics>
</math>
</file>

<file path=Object 8/content.xml><?xml version="1.0" encoding="utf-8"?>
<math xmlns="http://www.w3.org/1998/Math/MathML" display="block">
  <semantics>
    <mrow>
      <mrow>
        <msup>
          <mn>3</mn>
          <mn>2</mn>
        </msup>
        <mo stretchy="false">×</mo>
        <msup>
          <mn>5</mn>
          <mn>2</mn>
        </msup>
      </mrow>
      <mo stretchy="false">=</mo>
      <mrow>
        <mn>3</mn>
        <mo stretchy="false">×</mo>
        <mn>3</mn>
        <mo stretchy="false">×</mo>
        <mn>5</mn>
        <mo stretchy="false">×</mo>
        <mn>5</mn>
      </mrow>
      <mo stretchy="false">=</mo>
      <msup>
        <mrow>
          <mo fence="true" form="prefix" stretchy="false">(</mo>
          <mrow>
            <mrow>
              <mn>3</mn>
              <mo stretchy="false">×</mo>
              <mn>5</mn>
            </mrow>
          </mrow>
          <mo fence="true" form="postfix" stretchy="false">)</mo>
        </mrow>
        <mn>2</mn>
      </msup>
    </mrow>
    <annotation encoding="StarMath 5.0">{{3}^{2} times {5}^{2}}={{3 times 3 times 5 times 5}={{(3 times 5)}^{2}}}%%&lt;cmathArbre&gt;«=­«*­«^­3­2»­«^­5­2»»­«=­«*­3­3­5­5»­«^­«()­«*­3­5»»­2»»»&lt;/cmathArbre&gt;&lt;cmathFormule&gt;3^2*5^2=3*3*5*5=(3*5)^2&lt;/cmathFormule&gt;</annotation>
  </semantics>
</math>
</file>

<file path=Object 9/content.xml><?xml version="1.0" encoding="utf-8"?>
<math xmlns="http://www.w3.org/1998/Math/MathML" display="block">
  <semantics>
    <mrow>
      <mfrac>
        <msup>
          <mi>a</mi>
          <mi>n</mi>
        </msup>
        <msup>
          <mi>b</mi>
          <mi>n</mi>
        </msup>
      </mfrac>
      <mo stretchy="false">=</mo>
      <mrow/>
    </mrow>
    <annotation encoding="StarMath 5.0">{{alignc {{a}^{n}}over{{b}^{n}}}}={}%%&lt;cmathArbre&gt;«=­«/­«^­a­n»­«^­b­n»»­»&lt;/cmathArbre&gt;&lt;cmathFormule&gt;a^n/b^n=&lt;/cmathFormule&gt;</annotation>
  </semantics>
</math>
</file>